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9724in" svg:y="0.165in">
            <draw:object draw:notify-on-update-of-ranges="Sheet1.K4:Sheet1.K35 Sheet1.B1:Sheet1.B1 Sheet1.B4:Sheet1.B35 Sheet1.D4:Sheet1.D35 Sheet1.D4:Sheet1.D35 Sheet1.G1:Sheet1.G1 Sheet1.G4:Sheet1.G35 Sheet1.I4:Sheet1.I35 Sheet1.I4:Sheet1.I35 Sheet1.L1:Sheet1.L1 Sheet1.L4:Sheet1.L35 Sheet1.N4:Sheet1.N35 Sheet1.N4:Sheet1.N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1913in" svg:y="6.9098in">
            <draw:object draw:notify-on-update-of-ranges="Sheet1.K41:Sheet1.K72 Sheet1.B38:Sheet1.B38 Sheet1.B41:Sheet1.B72 Sheet1.D41:Sheet1.D72 Sheet1.D41:Sheet1.D72 Sheet1.G38:Sheet1.G38 Sheet1.G41:Sheet1.G72 Sheet1.I41:Sheet1.I72 Sheet1.I41:Sheet1.I72 Sheet1.L38:Sheet1.L38 Sheet1.L41:Sheet1.L72 Sheet1.N41:Sheet1.N72 Sheet1.N41:Sheet1.N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1709in" svg:y="10.674in">
            <draw:object draw:notify-on-update-of-ranges="Sheet1.A4:Sheet1.A35 Sheet1.B1:Sheet1.B1 Sheet1.C4:Sheet1.C35 Sheet1.G1:Sheet1.G1 Sheet1.H4:Sheet1.H35 Sheet1.L1:Sheet1.L1 Sheet1.M4:Sheet1.M35 Sheet1.B38:Sheet1.B38 Sheet1.C41:Sheet1.C72 Sheet1.G38:Sheet1.G38 Sheet1.H41:Sheet1.H72 Sheet1.L38:Sheet1.L38 Sheet1.M41:Sheet1.M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Default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Default" office:value-type="string" calcext:value-type="string">
            <text:p>Array size: 2^17</text:p>
          </table:table-cell>
          <table:table-cell table:style-name="Default" office:value-type="string" calcext:value-type="string">
            <text:p>512 K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rray size: 2^19</text:p>
          </table:table-cell>
          <table:table-cell table:style-name="Default" office:value-type="string" calcext:value-type="string">
            <text:p>2 M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rray size: 2^20</text:p>
          </table:table-cell>
          <table:table-cell table:style-name="Default" office:value-type="string" calcext:value-type="string">
            <text:p>4 MB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  <table:table-cell/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  <table:table-cell/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.30501" calcext:value-type="float">
            <text:p>41.30501</text:p>
          </table:table-cell>
          <table:table-cell office:value-type="float" office:value="1" calcext:value-type="float">
            <text:p>1</text:p>
          </table:table-cell>
          <table:table-cell office:value-type="float" office:value="1.66171455981965" calcext:value-type="float">
            <text:p>1.66171455981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6.1625" calcext:value-type="float">
            <text:p>146.1625</text:p>
          </table:table-cell>
          <table:table-cell office:value-type="float" office:value="1" calcext:value-type="float">
            <text:p>1</text:p>
          </table:table-cell>
          <table:table-cell office:value-type="float" office:value="3.11780766962506" calcext:value-type="float">
            <text:p>3.11780766962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8.3251" calcext:value-type="float">
            <text:p>288.3251</text:p>
          </table:table-cell>
          <table:table-cell office:value-type="float" office:value="1" calcext:value-type="float">
            <text:p>1</text:p>
          </table:table-cell>
          <table:table-cell office:value-type="float" office:value="3.4300177903301" calcext:value-type="float">
            <text:p>3.43001779033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65839" calcext:value-type="float">
            <text:p>19.65839</text:p>
          </table:table-cell>
          <table:table-cell office:value-type="float" office:value="2.10113900477099" calcext:value-type="float">
            <text:p>2.10113900477099</text:p>
          </table:table-cell>
          <table:table-cell office:value-type="float" office:value="0.586486798982875" calcext:value-type="float">
            <text:p>0.586486798982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1.82658" calcext:value-type="float">
            <text:p>71.82658</text:p>
          </table:table-cell>
          <table:table-cell office:value-type="float" office:value="2.03493609190358" calcext:value-type="float">
            <text:p>2.03493609190358</text:p>
          </table:table-cell>
          <table:table-cell office:value-type="float" office:value="2.00329781610631" calcext:value-type="float">
            <text:p>2.003297816106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1.0092" calcext:value-type="float">
            <text:p>151.0092</text:p>
          </table:table-cell>
          <table:table-cell office:value-type="float" office:value="1.90932141882746" calcext:value-type="float">
            <text:p>1.90932141882746</text:p>
          </table:table-cell>
          <table:table-cell office:value-type="float" office:value="2.74706843873692" calcext:value-type="float">
            <text:p>2.74706843873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5545" calcext:value-type="float">
            <text:p>16.5545</text:p>
          </table:table-cell>
          <table:table-cell office:value-type="float" office:value="2.4950925730164" calcext:value-type="float">
            <text:p>2.4950925730164</text:p>
          </table:table-cell>
          <table:table-cell office:value-type="float" office:value="0.540911787794194" calcext:value-type="float">
            <text:p>0.5409117877941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.30024" calcext:value-type="float">
            <text:p>49.30024</text:p>
          </table:table-cell>
          <table:table-cell office:value-type="float" office:value="2.96474215947022" calcext:value-type="float">
            <text:p>2.96474215947022</text:p>
          </table:table-cell>
          <table:table-cell office:value-type="float" office:value="1.42848763600475" calcext:value-type="float">
            <text:p>1.428487636004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8.47263" calcext:value-type="float">
            <text:p>98.47263</text:p>
          </table:table-cell>
          <table:table-cell office:value-type="float" office:value="2.92797196540805" calcext:value-type="float">
            <text:p>2.92797196540805</text:p>
          </table:table-cell>
          <table:table-cell office:value-type="float" office:value="2.01688093694919" calcext:value-type="float">
            <text:p>2.01688093694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31884" calcext:value-type="float">
            <text:p>15.31884</text:p>
          </table:table-cell>
          <table:table-cell office:value-type="float" office:value="2.69635364035397" calcext:value-type="float">
            <text:p>2.69635364035397</text:p>
          </table:table-cell>
          <table:table-cell office:value-type="float" office:value="0.441898359698222" calcext:value-type="float">
            <text:p>0.4418983596982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8.55049" calcext:value-type="float">
            <text:p>38.55049</text:p>
          </table:table-cell>
          <table:table-cell office:value-type="float" office:value="3.79145634724747" calcext:value-type="float">
            <text:p>3.79145634724747</text:p>
          </table:table-cell>
          <table:table-cell office:value-type="float" office:value="0.823104911103529" calcext:value-type="float">
            <text:p>0.8231049111035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.49564" calcext:value-type="float">
            <text:p>74.49564</text:p>
          </table:table-cell>
          <table:table-cell office:value-type="float" office:value="3.87036207756588" calcext:value-type="float">
            <text:p>3.87036207756588</text:p>
          </table:table-cell>
          <table:table-cell office:value-type="float" office:value="0.854329014849517" calcext:value-type="float">
            <text:p>0.8543290148495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37597" calcext:value-type="float">
            <text:p>17.37597</text:p>
          </table:table-cell>
          <table:table-cell office:value-type="float" office:value="2.37713405352334" calcext:value-type="float">
            <text:p>2.37713405352334</text:p>
          </table:table-cell>
          <table:table-cell office:value-type="float" office:value="0.359422314197853" calcext:value-type="float">
            <text:p>0.3594223141978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7.62169" calcext:value-type="float">
            <text:p>37.62169</text:p>
          </table:table-cell>
          <table:table-cell office:value-type="float" office:value="3.88505938994234" calcext:value-type="float">
            <text:p>3.88505938994234</text:p>
          </table:table-cell>
          <table:table-cell office:value-type="float" office:value="0.687422506870655" calcext:value-type="float">
            <text:p>0.6874225068706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.14808" calcext:value-type="float">
            <text:p>66.14808</text:p>
          </table:table-cell>
          <table:table-cell office:value-type="float" office:value="4.3587825980739" calcext:value-type="float">
            <text:p>4.3587825980739</text:p>
          </table:table-cell>
          <table:table-cell office:value-type="float" office:value="1.0140699015247" calcext:value-type="float">
            <text:p>1.01406990152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41271" calcext:value-type="float">
            <text:p>19.41271</text:p>
          </table:table-cell>
          <table:table-cell office:value-type="float" office:value="2.1277302344701" calcext:value-type="float">
            <text:p>2.1277302344701</text:p>
          </table:table-cell>
          <table:table-cell office:value-type="float" office:value="0.594771758862892" calcext:value-type="float">
            <text:p>0.5947717588628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8.02094" calcext:value-type="float">
            <text:p>38.02094</text:p>
          </table:table-cell>
          <table:table-cell office:value-type="float" office:value="3.84426318760136" calcext:value-type="float">
            <text:p>3.84426318760136</text:p>
          </table:table-cell>
          <table:table-cell office:value-type="float" office:value="0.552884391260296" calcext:value-type="float">
            <text:p>0.55288439126029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3.2279" calcext:value-type="float">
            <text:p>63.2279</text:p>
          </table:table-cell>
          <table:table-cell office:value-type="float" office:value="4.56009293365745" calcext:value-type="float">
            <text:p>4.56009293365745</text:p>
          </table:table-cell>
          <table:table-cell office:value-type="float" office:value="0.83790154270824" calcext:value-type="float">
            <text:p>0.837901542708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83453" calcext:value-type="float">
            <text:p>22.83453</text:p>
          </table:table-cell>
          <table:table-cell office:value-type="float" office:value="1.80888373879384" calcext:value-type="float">
            <text:p>1.80888373879384</text:p>
          </table:table-cell>
          <table:table-cell office:value-type="float" office:value="0.340267151673448" calcext:value-type="float">
            <text:p>0.3402671516734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9.94036" calcext:value-type="float">
            <text:p>39.94036</text:p>
          </table:table-cell>
          <table:table-cell office:value-type="float" office:value="3.65951884259431" calcext:value-type="float">
            <text:p>3.65951884259431</text:p>
          </table:table-cell>
          <table:table-cell office:value-type="float" office:value="0.862758604786631" calcext:value-type="float">
            <text:p>0.8627586047866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2.64036" calcext:value-type="float">
            <text:p>62.64036</text:p>
          </table:table-cell>
          <table:table-cell office:value-type="float" office:value="4.60286467063727" calcext:value-type="float">
            <text:p>4.60286467063727</text:p>
          </table:table-cell>
          <table:table-cell office:value-type="float" office:value="0.832241745948316" calcext:value-type="float">
            <text:p>0.832241745948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.88801" calcext:value-type="float">
            <text:p>24.88801</text:p>
          </table:table-cell>
          <table:table-cell office:value-type="float" office:value="1.65963490050028" calcext:value-type="float">
            <text:p>1.65963490050028</text:p>
          </table:table-cell>
          <table:table-cell office:value-type="float" office:value="0.280153914250827" calcext:value-type="float">
            <text:p>0.2801539142508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1.92775" calcext:value-type="float">
            <text:p>41.92775</text:p>
          </table:table-cell>
          <table:table-cell office:value-type="float" office:value="3.48605637078069" calcext:value-type="float">
            <text:p>3.48605637078069</text:p>
          </table:table-cell>
          <table:table-cell office:value-type="float" office:value="0.640017246041763" calcext:value-type="float">
            <text:p>0.64001724604176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4.5802" calcext:value-type="float">
            <text:p>64.5802</text:p>
          </table:table-cell>
          <table:table-cell office:value-type="float" office:value="4.4646052505257" calcext:value-type="float">
            <text:p>4.4646052505257</text:p>
          </table:table-cell>
          <table:table-cell office:value-type="float" office:value="0.606048441497024" calcext:value-type="float">
            <text:p>0.606048441497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.50471" calcext:value-type="float">
            <text:p>28.50471</text:p>
          </table:table-cell>
          <table:table-cell office:value-type="float" office:value="1.44905912040501" calcext:value-type="float">
            <text:p>1.44905912040501</text:p>
          </table:table-cell>
          <table:table-cell office:value-type="float" office:value="0.554645901589775" calcext:value-type="float">
            <text:p>0.5546459015897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3.93414" calcext:value-type="float">
            <text:p>43.93414</text:p>
          </table:table-cell>
          <table:table-cell office:value-type="float" office:value="3.32685469659814" calcext:value-type="float">
            <text:p>3.32685469659814</text:p>
          </table:table-cell>
          <table:table-cell office:value-type="float" office:value="0.46840976860127" calcext:value-type="float">
            <text:p>0.468409768601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5.751" calcext:value-type="float">
            <text:p>65.751</text:p>
          </table:table-cell>
          <table:table-cell office:value-type="float" office:value="4.38510592994783" calcext:value-type="float">
            <text:p>4.38510592994783</text:p>
          </table:table-cell>
          <table:table-cell office:value-type="float" office:value="0.337193964415133" calcext:value-type="float">
            <text:p>0.3371939644151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48356" calcext:value-type="float">
            <text:p>31.48356</text:p>
          </table:table-cell>
          <table:table-cell office:value-type="float" office:value="1.31195487422642" calcext:value-type="float">
            <text:p>1.31195487422642</text:p>
          </table:table-cell>
          <table:table-cell office:value-type="float" office:value="0.58832036301912" calcext:value-type="float">
            <text:p>0.588320363019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.95658" calcext:value-type="float">
            <text:p>46.95658</text:p>
          </table:table-cell>
          <table:table-cell office:value-type="float" office:value="3.1127160453338" calcext:value-type="float">
            <text:p>3.1127160453338</text:p>
          </table:table-cell>
          <table:table-cell office:value-type="float" office:value="0.542556795156138" calcext:value-type="float">
            <text:p>0.5425567951561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6.63937" calcext:value-type="float">
            <text:p>66.63937</text:p>
          </table:table-cell>
          <table:table-cell office:value-type="float" office:value="4.32664804604245" calcext:value-type="float">
            <text:p>4.32664804604245</text:p>
          </table:table-cell>
          <table:table-cell office:value-type="float" office:value="0.657230422388107" calcext:value-type="float">
            <text:p>0.6572304223881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34072" calcext:value-type="float">
            <text:p>35.34072</text:p>
          </table:table-cell>
          <table:table-cell office:value-type="float" office:value="1.16876537886042" calcext:value-type="float">
            <text:p>1.16876537886042</text:p>
          </table:table-cell>
          <table:table-cell office:value-type="float" office:value="0.451386820157263" calcext:value-type="float">
            <text:p>0.45138682015726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.34118" calcext:value-type="float">
            <text:p>50.34118</text:p>
          </table:table-cell>
          <table:table-cell office:value-type="float" office:value="2.90343809978232" calcext:value-type="float">
            <text:p>2.90343809978232</text:p>
          </table:table-cell>
          <table:table-cell office:value-type="float" office:value="0.494486718335517" calcext:value-type="float">
            <text:p>0.49448671833551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8.16359" calcext:value-type="float">
            <text:p>68.16359</text:p>
          </table:table-cell>
          <table:table-cell office:value-type="float" office:value="4.2298989827267" calcext:value-type="float">
            <text:p>4.2298989827267</text:p>
          </table:table-cell>
          <table:table-cell office:value-type="float" office:value="0.641712117468694" calcext:value-type="float">
            <text:p>0.641712117468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.74745" calcext:value-type="float">
            <text:p>38.74745</text:p>
          </table:table-cell>
          <table:table-cell office:value-type="float" office:value="1.06600589200063" calcext:value-type="float">
            <text:p>1.06600589200063</text:p>
          </table:table-cell>
          <table:table-cell office:value-type="float" office:value="0.560853561832752" calcext:value-type="float">
            <text:p>0.5608535618327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.66253" calcext:value-type="float">
            <text:p>53.66253</text:p>
          </table:table-cell>
          <table:table-cell office:value-type="float" office:value="2.72373479222839" calcext:value-type="float">
            <text:p>2.72373479222839</text:p>
          </table:table-cell>
          <table:table-cell office:value-type="float" office:value="0.567135634532051" calcext:value-type="float">
            <text:p>0.5671356345320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1.41153" calcext:value-type="float">
            <text:p>71.41153</text:p>
          </table:table-cell>
          <table:table-cell office:value-type="float" office:value="4.03751467025003" calcext:value-type="float">
            <text:p>4.03751467025003</text:p>
          </table:table-cell>
          <table:table-cell office:value-type="float" office:value="0.923356517744722" calcext:value-type="float">
            <text:p>0.9233565177447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.78349" calcext:value-type="float">
            <text:p>42.78349</text:p>
          </table:table-cell>
          <table:table-cell office:value-type="float" office:value="0.965442744385743" calcext:value-type="float">
            <text:p>0.965442744385743</text:p>
          </table:table-cell>
          <table:table-cell office:value-type="float" office:value="0.546185053488843" calcext:value-type="float">
            <text:p>0.5461850534888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8.99288" calcext:value-type="float">
            <text:p>58.99288</text:p>
          </table:table-cell>
          <table:table-cell office:value-type="float" office:value="2.47762950376384" calcext:value-type="float">
            <text:p>2.47762950376384</text:p>
          </table:table-cell>
          <table:table-cell office:value-type="float" office:value="0.834015628220235" calcext:value-type="float">
            <text:p>0.8340156282202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4.31586" calcext:value-type="float">
            <text:p>74.31586</text:p>
          </table:table-cell>
          <table:table-cell office:value-type="float" office:value="3.87972500082755" calcext:value-type="float">
            <text:p>3.87972500082755</text:p>
          </table:table-cell>
          <table:table-cell office:value-type="float" office:value="0.985910496453013" calcext:value-type="float">
            <text:p>0.985910496453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.5058" calcext:value-type="float">
            <text:p>46.5058</text:p>
          </table:table-cell>
          <table:table-cell office:value-type="float" office:value="0.888169002576023" calcext:value-type="float">
            <text:p>0.888169002576023</text:p>
          </table:table-cell>
          <table:table-cell office:value-type="float" office:value="0.615090813237124" calcext:value-type="float">
            <text:p>0.6150908132371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2.1101" calcext:value-type="float">
            <text:p>62.1101</text:p>
          </table:table-cell>
          <table:table-cell office:value-type="float" office:value="2.35328070635855" calcext:value-type="float">
            <text:p>2.35328070635855</text:p>
          </table:table-cell>
          <table:table-cell office:value-type="float" office:value="0.664054234557524" calcext:value-type="float">
            <text:p>0.6640542345575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8.02138" calcext:value-type="float">
            <text:p>78.02138</text:p>
          </table:table-cell>
          <table:table-cell office:value-type="float" office:value="3.69546270522259" calcext:value-type="float">
            <text:p>3.69546270522259</text:p>
          </table:table-cell>
          <table:table-cell office:value-type="float" office:value="0.670238568960177" calcext:value-type="float">
            <text:p>0.6702385689601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.56409" calcext:value-type="float">
            <text:p>50.56409</text:p>
          </table:table-cell>
          <table:table-cell office:value-type="float" office:value="0.816884274986458" calcext:value-type="float">
            <text:p>0.816884274986458</text:p>
          </table:table-cell>
          <table:table-cell office:value-type="float" office:value="0.626738662251784" calcext:value-type="float">
            <text:p>0.62673866225178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6.05039" calcext:value-type="float">
            <text:p>66.05039</text:p>
          </table:table-cell>
          <table:table-cell office:value-type="float" office:value="2.2128938224286" calcext:value-type="float">
            <text:p>2.2128938224286</text:p>
          </table:table-cell>
          <table:table-cell office:value-type="float" office:value="0.580350272632055" calcext:value-type="float">
            <text:p>0.5803502726320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0.96361" calcext:value-type="float">
            <text:p>80.96361</text:p>
          </table:table-cell>
          <table:table-cell office:value-type="float" office:value="3.56116902396027" calcext:value-type="float">
            <text:p>3.56116902396027</text:p>
          </table:table-cell>
          <table:table-cell office:value-type="float" office:value="0.907473644555818" calcext:value-type="float">
            <text:p>0.907473644555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.95502" calcext:value-type="float">
            <text:p>54.95502</text:p>
          </table:table-cell>
          <table:table-cell office:value-type="float" office:value="0.751614866121421" calcext:value-type="float">
            <text:p>0.751614866121421</text:p>
          </table:table-cell>
          <table:table-cell office:value-type="float" office:value="0.553863657210671" calcext:value-type="float">
            <text:p>0.5538636572106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0.30231" calcext:value-type="float">
            <text:p>70.30231</text:p>
          </table:table-cell>
          <table:table-cell office:value-type="float" office:value="2.07905686171621" calcext:value-type="float">
            <text:p>2.07905686171621</text:p>
          </table:table-cell>
          <table:table-cell office:value-type="float" office:value="0.970217324115523" calcext:value-type="float">
            <text:p>0.9702173241155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5.0745" calcext:value-type="float">
            <text:p>85.0745</text:p>
          </table:table-cell>
          <table:table-cell office:value-type="float" office:value="3.38908956267742" calcext:value-type="float">
            <text:p>3.38908956267742</text:p>
          </table:table-cell>
          <table:table-cell office:value-type="float" office:value="0.844689789084952" calcext:value-type="float">
            <text:p>0.8446897890849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12616" calcext:value-type="float">
            <text:p>58.12616</text:p>
          </table:table-cell>
          <table:table-cell office:value-type="float" office:value="0.710609646327918" calcext:value-type="float">
            <text:p>0.710609646327918</text:p>
          </table:table-cell>
          <table:table-cell office:value-type="float" office:value="0.46028971162959" calcext:value-type="float">
            <text:p>0.460289711629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4.58214" calcext:value-type="float">
            <text:p>74.58214</text:p>
          </table:table-cell>
          <table:table-cell office:value-type="float" office:value="1.95975202642348" calcext:value-type="float">
            <text:p>1.95975202642348</text:p>
          </table:table-cell>
          <table:table-cell office:value-type="float" office:value="0.539464562633374" calcext:value-type="float">
            <text:p>0.5394645626333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8.27433" calcext:value-type="float">
            <text:p>88.27433</text:p>
          </table:table-cell>
          <table:table-cell office:value-type="float" office:value="3.26623946055439" calcext:value-type="float">
            <text:p>3.26623946055439</text:p>
          </table:table-cell>
          <table:table-cell office:value-type="float" office:value="1.02096267971612" calcext:value-type="float">
            <text:p>1.020962679716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.68802" calcext:value-type="float">
            <text:p>62.68802</text:p>
          </table:table-cell>
          <table:table-cell office:value-type="float" office:value="0.658897984016723" calcext:value-type="float">
            <text:p>0.658897984016723</text:p>
          </table:table-cell>
          <table:table-cell office:value-type="float" office:value="0.611138368435056" calcext:value-type="float">
            <text:p>0.6111383684350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0.2312" calcext:value-type="float">
            <text:p>80.2312</text:p>
          </table:table-cell>
          <table:table-cell office:value-type="float" office:value="1.82176634526219" calcext:value-type="float">
            <text:p>1.82176634526219</text:p>
          </table:table-cell>
          <table:table-cell office:value-type="float" office:value="1.04632626598681" calcext:value-type="float">
            <text:p>1.0463262659868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3.4045" calcext:value-type="float">
            <text:p>93.4045</text:p>
          </table:table-cell>
          <table:table-cell office:value-type="float" office:value="3.08684378161652" calcext:value-type="float">
            <text:p>3.08684378161652</text:p>
          </table:table-cell>
          <table:table-cell office:value-type="float" office:value="1.27454017606016" calcext:value-type="float">
            <text:p>1.274540176060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.64742" calcext:value-type="float">
            <text:p>65.64742</text:p>
          </table:table-cell>
          <table:table-cell office:value-type="float" office:value="0.629194719305039" calcext:value-type="float">
            <text:p>0.629194719305039</text:p>
          </table:table-cell>
          <table:table-cell office:value-type="float" office:value="0.696909814113909" calcext:value-type="float">
            <text:p>0.6969098141139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4.00328" calcext:value-type="float">
            <text:p>84.00328</text:p>
          </table:table-cell>
          <table:table-cell office:value-type="float" office:value="1.73996182053844" calcext:value-type="float">
            <text:p>1.73996182053844</text:p>
          </table:table-cell>
          <table:table-cell office:value-type="float" office:value="1.03922644213879" calcext:value-type="float">
            <text:p>1.0392264421387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6.97608" calcext:value-type="float">
            <text:p>96.97608</text:p>
          </table:table-cell>
          <table:table-cell office:value-type="float" office:value="2.973156885698" calcext:value-type="float">
            <text:p>2.973156885698</text:p>
          </table:table-cell>
          <table:table-cell office:value-type="float" office:value="1.65756109587727" calcext:value-type="float">
            <text:p>1.657561095877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23708" calcext:value-type="float">
            <text:p>68.23708</text:p>
          </table:table-cell>
          <table:table-cell office:value-type="float" office:value="0.605316200517373" calcext:value-type="float">
            <text:p>0.605316200517373</text:p>
          </table:table-cell>
          <table:table-cell office:value-type="float" office:value="0.612936405852559" calcext:value-type="float">
            <text:p>0.61293640585255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8.93435" calcext:value-type="float">
            <text:p>88.93435</text:p>
          </table:table-cell>
          <table:table-cell office:value-type="float" office:value="1.64348758381885" calcext:value-type="float">
            <text:p>1.64348758381885</text:p>
          </table:table-cell>
          <table:table-cell office:value-type="float" office:value="1.33841488719978" calcext:value-type="float">
            <text:p>1.338414887199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.44682" calcext:value-type="float">
            <text:p>100.44682</text:p>
          </table:table-cell>
          <table:table-cell office:value-type="float" office:value="2.8704253653824" calcext:value-type="float">
            <text:p>2.8704253653824</text:p>
          </table:table-cell>
          <table:table-cell office:value-type="float" office:value="1.20832563552232" calcext:value-type="float">
            <text:p>1.208325635522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72398" calcext:value-type="float">
            <text:p>71.72398</text:p>
          </table:table-cell>
          <table:table-cell office:value-type="float" office:value="0.575888426715862" calcext:value-type="float">
            <text:p>0.575888426715862</text:p>
          </table:table-cell>
          <table:table-cell office:value-type="float" office:value="0.835686912955886" calcext:value-type="float">
            <text:p>0.8356869129558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4.07971" calcext:value-type="float">
            <text:p>94.07971</text:p>
          </table:table-cell>
          <table:table-cell office:value-type="float" office:value="1.55360279065486" calcext:value-type="float">
            <text:p>1.55360279065486</text:p>
          </table:table-cell>
          <table:table-cell office:value-type="float" office:value="1.21934581366979" calcext:value-type="float">
            <text:p>1.2193458136697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5.6491" calcext:value-type="float">
            <text:p>105.6491</text:p>
          </table:table-cell>
          <table:table-cell office:value-type="float" office:value="2.72908240581321" calcext:value-type="float">
            <text:p>2.72908240581321</text:p>
          </table:table-cell>
          <table:table-cell office:value-type="float" office:value="0.99816007225989" calcext:value-type="float">
            <text:p>0.998160072259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6.57462" calcext:value-type="float">
            <text:p>76.57462</text:p>
          </table:table-cell>
          <table:table-cell office:value-type="float" office:value="0.539408618678095" calcext:value-type="float">
            <text:p>0.539408618678095</text:p>
          </table:table-cell>
          <table:table-cell office:value-type="float" office:value="0.971688911860062" calcext:value-type="float">
            <text:p>0.97168891186006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7.87688" calcext:value-type="float">
            <text:p>97.87688</text:p>
          </table:table-cell>
          <table:table-cell office:value-type="float" office:value="1.49333019197179" calcext:value-type="float">
            <text:p>1.49333019197179</text:p>
          </table:table-cell>
          <table:table-cell office:value-type="float" office:value="1.05225646430404" calcext:value-type="float">
            <text:p>1.052256464304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0.1445" calcext:value-type="float">
            <text:p>110.1445</text:p>
          </table:table-cell>
          <table:table-cell office:value-type="float" office:value="2.61769856869839" calcext:value-type="float">
            <text:p>2.61769856869839</text:p>
          </table:table-cell>
          <table:table-cell office:value-type="float" office:value="1.34654931142237" calcext:value-type="float">
            <text:p>1.346549311422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9.58304" calcext:value-type="float">
            <text:p>79.58304</text:p>
          </table:table-cell>
          <table:table-cell office:value-type="float" office:value="0.519017745489491" calcext:value-type="float">
            <text:p>0.519017745489491</text:p>
          </table:table-cell>
          <table:table-cell office:value-type="float" office:value="0.697202100005937" calcext:value-type="float">
            <text:p>0.6972021000059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3.1041" calcext:value-type="float">
            <text:p>103.1041</text:p>
          </table:table-cell>
          <table:table-cell office:value-type="float" office:value="1.41762063778259" calcext:value-type="float">
            <text:p>1.41762063778259</text:p>
          </table:table-cell>
          <table:table-cell office:value-type="float" office:value="1.28799599714764" calcext:value-type="float">
            <text:p>1.2879959971476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5.8349" calcext:value-type="float">
            <text:p>115.8349</text:p>
          </table:table-cell>
          <table:table-cell office:value-type="float" office:value="2.48910388837906" calcext:value-type="float">
            <text:p>2.48910388837906</text:p>
          </table:table-cell>
          <table:table-cell office:value-type="float" office:value="1.39262273605335" calcext:value-type="float">
            <text:p>1.392622736053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.76773" calcext:value-type="float">
            <text:p>84.76773</text:p>
          </table:table-cell>
          <table:table-cell office:value-type="float" office:value="0.487272810065812" calcext:value-type="float">
            <text:p>0.487272810065812</text:p>
          </table:table-cell>
          <table:table-cell office:value-type="float" office:value="0.742044710270435" calcext:value-type="float">
            <text:p>0.7420447102704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7.9889" calcext:value-type="float">
            <text:p>107.9889</text:p>
          </table:table-cell>
          <table:table-cell office:value-type="float" office:value="1.35349559075053" calcext:value-type="float">
            <text:p>1.35349559075053</text:p>
          </table:table-cell>
          <table:table-cell office:value-type="float" office:value="1.3365447259945" calcext:value-type="float">
            <text:p>1.33654472599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0.1079" calcext:value-type="float">
            <text:p>120.1079</text:p>
          </table:table-cell>
          <table:table-cell office:value-type="float" office:value="2.40055067152119" calcext:value-type="float">
            <text:p>2.40055067152119</text:p>
          </table:table-cell>
          <table:table-cell office:value-type="float" office:value="1.55019022631684" calcext:value-type="float">
            <text:p>1.550190226316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.3666" calcext:value-type="float">
            <text:p>86.3666</text:p>
          </table:table-cell>
          <table:table-cell office:value-type="float" office:value="0.47825212524286" calcext:value-type="float">
            <text:p>0.47825212524286</text:p>
          </table:table-cell>
          <table:table-cell office:value-type="float" office:value="0.78488850457694" calcext:value-type="float">
            <text:p>0.7848885045769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2.9075" calcext:value-type="float">
            <text:p>112.9075</text:p>
          </table:table-cell>
          <table:table-cell office:value-type="float" office:value="1.2945331355313" calcext:value-type="float">
            <text:p>1.2945331355313</text:p>
          </table:table-cell>
          <table:table-cell office:value-type="float" office:value="1.2385125733216" calcext:value-type="float">
            <text:p>1.23851257332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7.1627" calcext:value-type="float">
            <text:p>127.1627</text:p>
          </table:table-cell>
          <table:table-cell office:value-type="float" office:value="2.26737164278519" calcext:value-type="float">
            <text:p>2.26737164278519</text:p>
          </table:table-cell>
          <table:table-cell office:value-type="float" office:value="2.14223127160642" calcext:value-type="float">
            <text:p>2.142231271606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0.11212" calcext:value-type="float">
            <text:p>90.11212</text:p>
          </table:table-cell>
          <table:table-cell office:value-type="float" office:value="0.458373524005428" calcext:value-type="float">
            <text:p>0.458373524005428</text:p>
          </table:table-cell>
          <table:table-cell office:value-type="float" office:value="0.684902241784813" calcext:value-type="float">
            <text:p>0.6849022417848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7.4103" calcext:value-type="float">
            <text:p>117.4103</text:p>
          </table:table-cell>
          <table:table-cell office:value-type="float" office:value="1.24488652188096" calcext:value-type="float">
            <text:p>1.24488652188096</text:p>
          </table:table-cell>
          <table:table-cell office:value-type="float" office:value="1.66710764868885" calcext:value-type="float">
            <text:p>1.6671076486888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2.2522" calcext:value-type="float">
            <text:p>132.2522</text:p>
          </table:table-cell>
          <table:table-cell office:value-type="float" office:value="2.18011571830185" calcext:value-type="float">
            <text:p>2.18011571830185</text:p>
          </table:table-cell>
          <table:table-cell office:value-type="float" office:value="1.36610063994119" calcext:value-type="float">
            <text:p>1.366100639941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.66968" calcext:value-type="float">
            <text:p>92.66968</text:p>
          </table:table-cell>
          <table:table-cell office:value-type="float" office:value="0.445723023970731" calcext:value-type="float">
            <text:p>0.445723023970731</text:p>
          </table:table-cell>
          <table:table-cell office:value-type="float" office:value="0.975542793197631" calcext:value-type="float">
            <text:p>0.97554279319763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9.9377" calcext:value-type="float">
            <text:p>119.9377</text:p>
          </table:table-cell>
          <table:table-cell office:value-type="float" office:value="1.2186535176179" calcext:value-type="float">
            <text:p>1.2186535176179</text:p>
          </table:table-cell>
          <table:table-cell office:value-type="float" office:value="1.43560249630953" calcext:value-type="float">
            <text:p>1.4356024963095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.6688" calcext:value-type="float">
            <text:p>136.6688</text:p>
          </table:table-cell>
          <table:table-cell office:value-type="float" office:value="2.10966292233487" calcext:value-type="float">
            <text:p>2.10966292233487</text:p>
          </table:table-cell>
          <table:table-cell office:value-type="float" office:value="1.39944392506165" calcext:value-type="float">
            <text:p>1.399443925061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7.21735" calcext:value-type="float">
            <text:p>97.21735</text:p>
          </table:table-cell>
          <table:table-cell office:value-type="float" office:value="0.424872823626647" calcext:value-type="float">
            <text:p>0.424872823626647</text:p>
          </table:table-cell>
          <table:table-cell office:value-type="float" office:value="0.886113787695757" calcext:value-type="float">
            <text:p>0.88611378769575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7.8519" calcext:value-type="float">
            <text:p>127.8519</text:p>
          </table:table-cell>
          <table:table-cell office:value-type="float" office:value="1.14321726935618" calcext:value-type="float">
            <text:p>1.14321726935618</text:p>
          </table:table-cell>
          <table:table-cell office:value-type="float" office:value="1.59853002432589" calcext:value-type="float">
            <text:p>1.598530024325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2.5569" calcext:value-type="float">
            <text:p>142.5569</text:p>
          </table:table-cell>
          <table:table-cell office:value-type="float" office:value="2.02252644382699" calcext:value-type="float">
            <text:p>2.02252644382699</text:p>
          </table:table-cell>
          <table:table-cell office:value-type="float" office:value="1.11260735167937" calcext:value-type="float">
            <text:p>1.112607351679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56512" calcext:value-type="float">
            <text:p>100.56512</text:p>
          </table:table-cell>
          <table:table-cell office:value-type="float" office:value="0.410728988341087" calcext:value-type="float">
            <text:p>0.410728988341087</text:p>
          </table:table-cell>
          <table:table-cell office:value-type="float" office:value="1.27990165459217" calcext:value-type="float">
            <text:p>1.2799016545921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1.5028" calcext:value-type="float">
            <text:p>131.5028</text:p>
          </table:table-cell>
          <table:table-cell office:value-type="float" office:value="1.11147823468398" calcext:value-type="float">
            <text:p>1.11147823468398</text:p>
          </table:table-cell>
          <table:table-cell office:value-type="float" office:value="1.78174201305952" calcext:value-type="float">
            <text:p>1.7817420130595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.3973" calcext:value-type="float">
            <text:p>145.3973</text:p>
          </table:table-cell>
          <table:table-cell office:value-type="float" office:value="1.98301550303892" calcext:value-type="float">
            <text:p>1.98301550303892</text:p>
          </table:table-cell>
          <table:table-cell office:value-type="float" office:value="0.970921883443918" calcext:value-type="float">
            <text:p>0.9709218834439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.4784" calcext:value-type="float">
            <text:p>102.4784</text:p>
          </table:table-cell>
          <table:table-cell office:value-type="float" office:value="0.403060644974941" calcext:value-type="float">
            <text:p>0.403060644974941</text:p>
          </table:table-cell>
          <table:table-cell office:value-type="float" office:value="0.8124469939323" calcext:value-type="float">
            <text:p>0.81244699393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6.2565" calcext:value-type="float">
            <text:p>136.2565</text:p>
          </table:table-cell>
          <table:table-cell office:value-type="float" office:value="1.07270111884571" calcext:value-type="float">
            <text:p>1.07270111884571</text:p>
          </table:table-cell>
          <table:table-cell office:value-type="float" office:value="1.7574764678091" calcext:value-type="float">
            <text:p>1.757476467809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2.6045" calcext:value-type="float">
            <text:p>152.6045</text:p>
          </table:table-cell>
          <table:table-cell office:value-type="float" office:value="1.88936171606997" calcext:value-type="float">
            <text:p>1.88936171606997</text:p>
          </table:table-cell>
          <table:table-cell office:value-type="float" office:value="1.6481770616033" calcext:value-type="float">
            <text:p>1.64817706160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7.1237" calcext:value-type="float">
            <text:p>107.1237</text:p>
          </table:table-cell>
          <table:table-cell office:value-type="float" office:value="0.385582368794207" calcext:value-type="float">
            <text:p>0.385582368794207</text:p>
          </table:table-cell>
          <table:table-cell office:value-type="float" office:value="0.830489267452941" calcext:value-type="float">
            <text:p>0.83048926745294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0.4131" calcext:value-type="float">
            <text:p>140.4131</text:p>
          </table:table-cell>
          <table:table-cell office:value-type="float" office:value="1.04094632195999" calcext:value-type="float">
            <text:p>1.04094632195999</text:p>
          </table:table-cell>
          <table:table-cell office:value-type="float" office:value="1.92369169751394" calcext:value-type="float">
            <text:p>1.923691697513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57.7564" calcext:value-type="float">
            <text:p>157.7564</text:p>
          </table:table-cell>
          <table:table-cell office:value-type="float" office:value="1.82766024072557" calcext:value-type="float">
            <text:p>1.82766024072557</text:p>
          </table:table-cell>
          <table:table-cell office:value-type="float" office:value="1.84772074692812" calcext:value-type="float">
            <text:p>1.847720746928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.6898" calcext:value-type="float">
            <text:p>112.6898</text:p>
          </table:table-cell>
          <table:table-cell office:value-type="float" office:value="0.366537255368276" calcext:value-type="float">
            <text:p>0.366537255368276</text:p>
          </table:table-cell>
          <table:table-cell office:value-type="float" office:value="2.7376252297039" calcext:value-type="float">
            <text:p>2.737625229703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4.5836" calcext:value-type="float">
            <text:p>144.5836</text:p>
          </table:table-cell>
          <table:table-cell office:value-type="float" office:value="1.01092032568009" calcext:value-type="float">
            <text:p>1.01092032568009</text:p>
          </table:table-cell>
          <table:table-cell office:value-type="float" office:value="1.69324212122001" calcext:value-type="float">
            <text:p>1.693242121220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1.1941" calcext:value-type="float">
            <text:p>161.1941</text:p>
          </table:table-cell>
          <table:table-cell office:value-type="float" office:value="1.78868271233252" calcext:value-type="float">
            <text:p>1.78868271233252</text:p>
          </table:table-cell>
          <table:table-cell office:value-type="float" office:value="1.09169729834099" calcext:value-type="float">
            <text:p>1.09169729834099</text:p>
          </table:table-cell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Array size: 2^25</text:p>
          </table:table-cell>
          <table:table-cell table:style-name="Default" office:value-type="string" calcext:value-type="string">
            <text:p>128 M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rray size: 2^26</text:p>
          </table:table-cell>
          <table:table-cell table:style-name="Default" office:value-type="string" calcext:value-type="string">
            <text:p>256 MB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Array size: 2^27</text:p>
          </table:table-cell>
          <table:table-cell table:style-name="Default" office:value-type="string" calcext:value-type="string">
            <text:p>512 MB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  <table:table-cell/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  <table:table-cell/>
          <table:table-cell table:style-name="ce1" office:value-type="string" calcext:value-type="string">
            <text:p>N. Threads</text:p>
          </table:table-cell>
          <table:table-cell table:style-name="ce1" office:value-type="string" calcext:value-type="string">
            <text:p>Mean time CPU (ms)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Conf inter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1.773" calcext:value-type="float">
            <text:p>9291.773</text:p>
          </table:table-cell>
          <table:table-cell office:value-type="float" office:value="1" calcext:value-type="float">
            <text:p>1</text:p>
          </table:table-cell>
          <table:table-cell office:value-type="float" office:value="21.1440703196726" calcext:value-type="float">
            <text:p>21.14407031967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404.99" calcext:value-type="float">
            <text:p>19404.99</text:p>
          </table:table-cell>
          <table:table-cell office:value-type="float" office:value="1" calcext:value-type="float">
            <text:p>1</text:p>
          </table:table-cell>
          <table:table-cell office:value-type="float" office:value="49.5206228316573" calcext:value-type="float">
            <text:p>49.52062283165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071.82" calcext:value-type="float">
            <text:p>40071.82</text:p>
          </table:table-cell>
          <table:table-cell office:value-type="float" office:value="1" calcext:value-type="float">
            <text:p>1</text:p>
          </table:table-cell>
          <table:table-cell office:value-type="float" office:value="199.645366300699" calcext:value-type="float">
            <text:p>199.645366300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13.106" calcext:value-type="float">
            <text:p>5013.106</text:p>
          </table:table-cell>
          <table:table-cell office:value-type="float" office:value="1.85349621571936" calcext:value-type="float">
            <text:p>1.85349621571936</text:p>
          </table:table-cell>
          <table:table-cell office:value-type="float" office:value="9.60511950187714" calcext:value-type="float">
            <text:p>9.605119501877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348.66" calcext:value-type="float">
            <text:p>10348.66</text:p>
          </table:table-cell>
          <table:table-cell office:value-type="float" office:value="1.87512103016236" calcext:value-type="float">
            <text:p>1.87512103016236</text:p>
          </table:table-cell>
          <table:table-cell office:value-type="float" office:value="14.835234269441" calcext:value-type="float">
            <text:p>14.8352342694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323.43" calcext:value-type="float">
            <text:p>21323.43</text:p>
          </table:table-cell>
          <table:table-cell office:value-type="float" office:value="1.87923894045189" calcext:value-type="float">
            <text:p>1.87923894045189</text:p>
          </table:table-cell>
          <table:table-cell office:value-type="float" office:value="160.095588447141" calcext:value-type="float">
            <text:p>160.0955884471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59.556" calcext:value-type="float">
            <text:p>3559.556</text:p>
          </table:table-cell>
          <table:table-cell office:value-type="float" office:value="2.61037415902433" calcext:value-type="float">
            <text:p>2.61037415902433</text:p>
          </table:table-cell>
          <table:table-cell office:value-type="float" office:value="8.44376061204459" calcext:value-type="float">
            <text:p>8.443760612044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348.721" calcext:value-type="float">
            <text:p>7348.721</text:p>
          </table:table-cell>
          <table:table-cell office:value-type="float" office:value="2.64059419319362" calcext:value-type="float">
            <text:p>2.64059419319362</text:p>
          </table:table-cell>
          <table:table-cell office:value-type="float" office:value="13.9006724554438" calcext:value-type="float">
            <text:p>13.90067245544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122.49" calcext:value-type="float">
            <text:p>15122.49</text:p>
          </table:table-cell>
          <table:table-cell office:value-type="float" office:value="2.6498162670301" calcext:value-type="float">
            <text:p>2.6498162670301</text:p>
          </table:table-cell>
          <table:table-cell office:value-type="float" office:value="72.2549727833046" calcext:value-type="float">
            <text:p>72.25497278330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56.744" calcext:value-type="float">
            <text:p>2856.744</text:p>
          </table:table-cell>
          <table:table-cell office:value-type="float" office:value="3.25257460941547" calcext:value-type="float">
            <text:p>3.25257460941547</text:p>
          </table:table-cell>
          <table:table-cell office:value-type="float" office:value="4.20039503056901" calcext:value-type="float">
            <text:p>4.200395030569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863.269" calcext:value-type="float">
            <text:p>5863.269</text:p>
          </table:table-cell>
          <table:table-cell office:value-type="float" office:value="3.30958548891412" calcext:value-type="float">
            <text:p>3.30958548891412</text:p>
          </table:table-cell>
          <table:table-cell office:value-type="float" office:value="11.7444831308854" calcext:value-type="float">
            <text:p>11.74448313088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48.39" calcext:value-type="float">
            <text:p>12348.39</text:p>
          </table:table-cell>
          <table:table-cell office:value-type="float" office:value="3.24510482743094" calcext:value-type="float">
            <text:p>3.24510482743094</text:p>
          </table:table-cell>
          <table:table-cell office:value-type="float" office:value="58.7987993975457" calcext:value-type="float">
            <text:p>58.79879939754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73.257" calcext:value-type="float">
            <text:p>2473.257</text:p>
          </table:table-cell>
          <table:table-cell office:value-type="float" office:value="3.75689748376331" calcext:value-type="float">
            <text:p>3.75689748376331</text:p>
          </table:table-cell>
          <table:table-cell office:value-type="float" office:value="3.95841354408998" calcext:value-type="float">
            <text:p>3.958413544089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57.623" calcext:value-type="float">
            <text:p>5157.623</text:p>
          </table:table-cell>
          <table:table-cell office:value-type="float" office:value="3.76239015530992" calcext:value-type="float">
            <text:p>3.76239015530992</text:p>
          </table:table-cell>
          <table:table-cell office:value-type="float" office:value="8.59935078618171" calcext:value-type="float">
            <text:p>8.599350786181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750.81" calcext:value-type="float">
            <text:p>10750.81</text:p>
          </table:table-cell>
          <table:table-cell office:value-type="float" office:value="3.72733031278573" calcext:value-type="float">
            <text:p>3.72733031278573</text:p>
          </table:table-cell>
          <table:table-cell office:value-type="float" office:value="112.359486964437" calcext:value-type="float">
            <text:p>112.3594869644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3.494" calcext:value-type="float">
            <text:p>2323.494</text:p>
          </table:table-cell>
          <table:table-cell office:value-type="float" office:value="3.99905185896757" calcext:value-type="float">
            <text:p>3.99905185896757</text:p>
          </table:table-cell>
          <table:table-cell office:value-type="float" office:value="3.80503809188992" calcext:value-type="float">
            <text:p>3.805038091889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02.306" calcext:value-type="float">
            <text:p>4902.306</text:p>
          </table:table-cell>
          <table:table-cell office:value-type="float" office:value="3.95833919792033" calcext:value-type="float">
            <text:p>3.95833919792033</text:p>
          </table:table-cell>
          <table:table-cell office:value-type="float" office:value="4.1716336413176" calcext:value-type="float">
            <text:p>4.17163364131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975.362" calcext:value-type="float">
            <text:p>9975.362</text:p>
          </table:table-cell>
          <table:table-cell office:value-type="float" office:value="4.01707927992989" calcext:value-type="float">
            <text:p>4.01707927992989</text:p>
          </table:table-cell>
          <table:table-cell office:value-type="float" office:value="23.5928151724301" calcext:value-type="float">
            <text:p>23.59281517243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57.013" calcext:value-type="float">
            <text:p>2257.013</text:p>
          </table:table-cell>
          <table:table-cell office:value-type="float" office:value="4.1168451400147" calcext:value-type="float">
            <text:p>4.1168451400147</text:p>
          </table:table-cell>
          <table:table-cell office:value-type="float" office:value="7.98217670579896" calcext:value-type="float">
            <text:p>7.982176705798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36.946" calcext:value-type="float">
            <text:p>4736.946</text:p>
          </table:table-cell>
          <table:table-cell office:value-type="float" office:value="4.09651914967998" calcext:value-type="float">
            <text:p>4.09651914967998</text:p>
          </table:table-cell>
          <table:table-cell office:value-type="float" office:value="9.0449251486343" calcext:value-type="float">
            <text:p>9.04492514863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753.554" calcext:value-type="float">
            <text:p>9753.554</text:p>
          </table:table-cell>
          <table:table-cell office:value-type="float" office:value="4.10843268002617" calcext:value-type="float">
            <text:p>4.10843268002617</text:p>
          </table:table-cell>
          <table:table-cell office:value-type="float" office:value="124.431187513146" calcext:value-type="float">
            <text:p>124.431187513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1.795" calcext:value-type="float">
            <text:p>2301.795</text:p>
          </table:table-cell>
          <table:table-cell office:value-type="float" office:value="4.03675088354958" calcext:value-type="float">
            <text:p>4.03675088354958</text:p>
          </table:table-cell>
          <table:table-cell office:value-type="float" office:value="48.3239429974234" calcext:value-type="float">
            <text:p>48.32394299742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754.968" calcext:value-type="float">
            <text:p>4754.968</text:p>
          </table:table-cell>
          <table:table-cell office:value-type="float" office:value="4.08099276377885" calcext:value-type="float">
            <text:p>4.08099276377885</text:p>
          </table:table-cell>
          <table:table-cell office:value-type="float" office:value="10.3131425919425" calcext:value-type="float">
            <text:p>10.31314259194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18.427" calcext:value-type="float">
            <text:p>9518.427</text:p>
          </table:table-cell>
          <table:table-cell office:value-type="float" office:value="4.20992039966268" calcext:value-type="float">
            <text:p>4.20992039966268</text:p>
          </table:table-cell>
          <table:table-cell office:value-type="float" office:value="35.3369606620683" calcext:value-type="float">
            <text:p>35.33696066206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61.671" calcext:value-type="float">
            <text:p>2261.671</text:p>
          </table:table-cell>
          <table:table-cell office:value-type="float" office:value="4.10836633621778" calcext:value-type="float">
            <text:p>4.10836633621778</text:p>
          </table:table-cell>
          <table:table-cell office:value-type="float" office:value="3.91870220106199" calcext:value-type="float">
            <text:p>3.918702201061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800.419" calcext:value-type="float">
            <text:p>4800.419</text:p>
          </table:table-cell>
          <table:table-cell office:value-type="float" office:value="4.04235338623566" calcext:value-type="float">
            <text:p>4.04235338623566</text:p>
          </table:table-cell>
          <table:table-cell office:value-type="float" office:value="80.1945356890219" calcext:value-type="float">
            <text:p>80.19453568902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35.203" calcext:value-type="float">
            <text:p>9935.203</text:p>
          </table:table-cell>
          <table:table-cell office:value-type="float" office:value="4.03331668210504" calcext:value-type="float">
            <text:p>4.03331668210504</text:p>
          </table:table-cell>
          <table:table-cell office:value-type="float" office:value="37.4944929574378" calcext:value-type="float">
            <text:p>37.4944929574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2.586" calcext:value-type="float">
            <text:p>2182.586</text:p>
          </table:table-cell>
          <table:table-cell office:value-type="float" office:value="4.25723110108834" calcext:value-type="float">
            <text:p>4.25723110108834</text:p>
          </table:table-cell>
          <table:table-cell office:value-type="float" office:value="3.8847863991305" calcext:value-type="float">
            <text:p>3.88478639913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11.534" calcext:value-type="float">
            <text:p>4611.534</text:p>
          </table:table-cell>
          <table:table-cell office:value-type="float" office:value="4.20792517197098" calcext:value-type="float">
            <text:p>4.20792517197098</text:p>
          </table:table-cell>
          <table:table-cell office:value-type="float" office:value="15.5090701050449" calcext:value-type="float">
            <text:p>15.50907010504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51.92" calcext:value-type="float">
            <text:p>9651.92</text:p>
          </table:table-cell>
          <table:table-cell office:value-type="float" office:value="4.1516941706935" calcext:value-type="float">
            <text:p>4.1516941706935</text:p>
          </table:table-cell>
          <table:table-cell office:value-type="float" office:value="26.6839057359082" calcext:value-type="float">
            <text:p>26.68390573590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3.554" calcext:value-type="float">
            <text:p>2133.554</text:p>
          </table:table-cell>
          <table:table-cell office:value-type="float" office:value="4.35506811639171" calcext:value-type="float">
            <text:p>4.35506811639171</text:p>
          </table:table-cell>
          <table:table-cell office:value-type="float" office:value="2.26752802922857" calcext:value-type="float">
            <text:p>2.267528029228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511.356" calcext:value-type="float">
            <text:p>4511.356</text:p>
          </table:table-cell>
          <table:table-cell office:value-type="float" office:value="4.30136526578705" calcext:value-type="float">
            <text:p>4.30136526578705</text:p>
          </table:table-cell>
          <table:table-cell office:value-type="float" office:value="5.5313813602005" calcext:value-type="float">
            <text:p>5.5313813602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506.004" calcext:value-type="float">
            <text:p>9506.004</text:p>
          </table:table-cell>
          <table:table-cell office:value-type="float" office:value="4.21542216897868" calcext:value-type="float">
            <text:p>4.21542216897868</text:p>
          </table:table-cell>
          <table:table-cell office:value-type="float" office:value="46.7875485278086" calcext:value-type="float">
            <text:p>46.78754852780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17.21" calcext:value-type="float">
            <text:p>2117.21</text:p>
          </table:table-cell>
          <table:table-cell office:value-type="float" office:value="4.38868747077522" calcext:value-type="float">
            <text:p>4.38868747077522</text:p>
          </table:table-cell>
          <table:table-cell office:value-type="float" office:value="15.6198090205929" calcext:value-type="float">
            <text:p>15.61980902059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454.019" calcext:value-type="float">
            <text:p>4454.019</text:p>
          </table:table-cell>
          <table:table-cell office:value-type="float" office:value="4.35673714009752" calcext:value-type="float">
            <text:p>4.35673714009752</text:p>
          </table:table-cell>
          <table:table-cell office:value-type="float" office:value="2.96044750975203" calcext:value-type="float">
            <text:p>2.960447509752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354.705" calcext:value-type="float">
            <text:p>9354.705</text:p>
          </table:table-cell>
          <table:table-cell office:value-type="float" office:value="4.28360060525693" calcext:value-type="float">
            <text:p>4.28360060525693</text:p>
          </table:table-cell>
          <table:table-cell office:value-type="float" office:value="23.1434241176542" calcext:value-type="float">
            <text:p>23.14342411765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91.071" calcext:value-type="float">
            <text:p>2091.071</text:p>
          </table:table-cell>
          <table:table-cell office:value-type="float" office:value="4.44354734965958" calcext:value-type="float">
            <text:p>4.44354734965958</text:p>
          </table:table-cell>
          <table:table-cell office:value-type="float" office:value="1.92287339746476" calcext:value-type="float">
            <text:p>1.922873397464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424.801" calcext:value-type="float">
            <text:p>4424.801</text:p>
          </table:table-cell>
          <table:table-cell office:value-type="float" office:value="4.38550569844836" calcext:value-type="float">
            <text:p>4.38550569844836</text:p>
          </table:table-cell>
          <table:table-cell office:value-type="float" office:value="5.76948168488383" calcext:value-type="float">
            <text:p>5.769481684883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326.579" calcext:value-type="float">
            <text:p>9326.579</text:p>
          </table:table-cell>
          <table:table-cell office:value-type="float" office:value="4.29651858414538" calcext:value-type="float">
            <text:p>4.29651858414538</text:p>
          </table:table-cell>
          <table:table-cell office:value-type="float" office:value="36.9432385607129" calcext:value-type="float">
            <text:p>36.943238560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01.352" calcext:value-type="float">
            <text:p>2101.352</text:p>
          </table:table-cell>
          <table:table-cell office:value-type="float" office:value="4.42180700805957" calcext:value-type="float">
            <text:p>4.42180700805957</text:p>
          </table:table-cell>
          <table:table-cell office:value-type="float" office:value="3.06867441105785" calcext:value-type="float">
            <text:p>3.068674411057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35.057" calcext:value-type="float">
            <text:p>4435.057</text:p>
          </table:table-cell>
          <table:table-cell office:value-type="float" office:value="4.37536428505879" calcext:value-type="float">
            <text:p>4.37536428505879</text:p>
          </table:table-cell>
          <table:table-cell office:value-type="float" office:value="5.43156048409437" calcext:value-type="float">
            <text:p>5.431560484094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276.709" calcext:value-type="float">
            <text:p>9276.709</text:p>
          </table:table-cell>
          <table:table-cell office:value-type="float" office:value="4.31961593276236" calcext:value-type="float">
            <text:p>4.31961593276236</text:p>
          </table:table-cell>
          <table:table-cell office:value-type="float" office:value="61.6360349320081" calcext:value-type="float">
            <text:p>61.6360349320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18.394" calcext:value-type="float">
            <text:p>2118.394</text:p>
          </table:table-cell>
          <table:table-cell office:value-type="float" office:value="4.38623457203901" calcext:value-type="float">
            <text:p>4.38623457203901</text:p>
          </table:table-cell>
          <table:table-cell office:value-type="float" office:value="2.94568988379614" calcext:value-type="float">
            <text:p>2.945689883796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6.581" calcext:value-type="float">
            <text:p>4486.581</text:p>
          </table:table-cell>
          <table:table-cell office:value-type="float" office:value="4.32511750038615" calcext:value-type="float">
            <text:p>4.32511750038615</text:p>
          </table:table-cell>
          <table:table-cell office:value-type="float" office:value="4.96284438472982" calcext:value-type="float">
            <text:p>4.962844384729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276.241" calcext:value-type="float">
            <text:p>9276.241</text:p>
          </table:table-cell>
          <table:table-cell office:value-type="float" office:value="4.31983386373856" calcext:value-type="float">
            <text:p>4.31983386373856</text:p>
          </table:table-cell>
          <table:table-cell office:value-type="float" office:value="38.4878685912904" calcext:value-type="float">
            <text:p>38.48786859129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62.167" calcext:value-type="float">
            <text:p>2262.167</text:p>
          </table:table-cell>
          <table:table-cell office:value-type="float" office:value="4.10746554078457" calcext:value-type="float">
            <text:p>4.10746554078457</text:p>
          </table:table-cell>
          <table:table-cell office:value-type="float" office:value="4.66869386544855" calcext:value-type="float">
            <text:p>4.668693865448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26.407" calcext:value-type="float">
            <text:p>4726.407</text:p>
          </table:table-cell>
          <table:table-cell office:value-type="float" office:value="4.10565361806548" calcext:value-type="float">
            <text:p>4.10565361806548</text:p>
          </table:table-cell>
          <table:table-cell office:value-type="float" office:value="9.90133122443455" calcext:value-type="float">
            <text:p>9.901331224434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340.638" calcext:value-type="float">
            <text:p>9340.638</text:p>
          </table:table-cell>
          <table:table-cell office:value-type="float" office:value="4.29005170738872" calcext:value-type="float">
            <text:p>4.29005170738872</text:p>
          </table:table-cell>
          <table:table-cell office:value-type="float" office:value="22.654712434667" calcext:value-type="float">
            <text:p>22.654712434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04.684" calcext:value-type="float">
            <text:p>2304.684</text:p>
          </table:table-cell>
          <table:table-cell office:value-type="float" office:value="4.03169067863534" calcext:value-type="float">
            <text:p>4.03169067863534</text:p>
          </table:table-cell>
          <table:table-cell office:value-type="float" office:value="5.05197056120947" calcext:value-type="float">
            <text:p>5.0519705612094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769.58" calcext:value-type="float">
            <text:p>4769.58</text:p>
          </table:table-cell>
          <table:table-cell office:value-type="float" office:value="4.06849030732266" calcext:value-type="float">
            <text:p>4.06849030732266</text:p>
          </table:table-cell>
          <table:table-cell office:value-type="float" office:value="8.64246582607114" calcext:value-type="float">
            <text:p>8.6424658260711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019.25" calcext:value-type="float">
            <text:p>10019.25</text:p>
          </table:table-cell>
          <table:table-cell office:value-type="float" office:value="3.99948299523417" calcext:value-type="float">
            <text:p>3.99948299523417</text:p>
          </table:table-cell>
          <table:table-cell office:value-type="float" office:value="9.44071925223789" calcext:value-type="float">
            <text:p>9.440719252237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76.853" calcext:value-type="float">
            <text:p>2276.853</text:p>
          </table:table-cell>
          <table:table-cell office:value-type="float" office:value="4.08097185018093" calcext:value-type="float">
            <text:p>4.08097185018093</text:p>
          </table:table-cell>
          <table:table-cell office:value-type="float" office:value="2.41890234436117" calcext:value-type="float">
            <text:p>2.418902344361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764.697" calcext:value-type="float">
            <text:p>4764.697</text:p>
          </table:table-cell>
          <table:table-cell office:value-type="float" office:value="4.07265981446459" calcext:value-type="float">
            <text:p>4.07265981446459</text:p>
          </table:table-cell>
          <table:table-cell office:value-type="float" office:value="10.0582454430419" calcext:value-type="float">
            <text:p>10.05824544304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978.862" calcext:value-type="float">
            <text:p>9978.862</text:p>
          </table:table-cell>
          <table:table-cell office:value-type="float" office:value="4.01567032393073" calcext:value-type="float">
            <text:p>4.01567032393073</text:p>
          </table:table-cell>
          <table:table-cell office:value-type="float" office:value="6.71671062785911" calcext:value-type="float">
            <text:p>6.716710627859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32.855" calcext:value-type="float">
            <text:p>2232.855</text:p>
          </table:table-cell>
          <table:table-cell office:value-type="float" office:value="4.16138665520152" calcext:value-type="float">
            <text:p>4.16138665520152</text:p>
          </table:table-cell>
          <table:table-cell office:value-type="float" office:value="6.35955964589977" calcext:value-type="float">
            <text:p>6.359559645899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664.711" calcext:value-type="float">
            <text:p>4664.711</text:p>
          </table:table-cell>
          <table:table-cell office:value-type="float" office:value="4.15995546133512" calcext:value-type="float">
            <text:p>4.15995546133512</text:p>
          </table:table-cell>
          <table:table-cell office:value-type="float" office:value="2.98978635021956" calcext:value-type="float">
            <text:p>2.989786350219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793.373" calcext:value-type="float">
            <text:p>9793.373</text:p>
          </table:table-cell>
          <table:table-cell office:value-type="float" office:value="4.09172815127127" calcext:value-type="float">
            <text:p>4.09172815127127</text:p>
          </table:table-cell>
          <table:table-cell office:value-type="float" office:value="13.4435315900803" calcext:value-type="float">
            <text:p>13.44353159008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07.347" calcext:value-type="float">
            <text:p>2207.347</text:p>
          </table:table-cell>
          <table:table-cell office:value-type="float" office:value="4.20947544722239" calcext:value-type="float">
            <text:p>4.20947544722239</text:p>
          </table:table-cell>
          <table:table-cell office:value-type="float" office:value="2.90728732448756" calcext:value-type="float">
            <text:p>2.907287324487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616.242" calcext:value-type="float">
            <text:p>4616.242</text:p>
          </table:table-cell>
          <table:table-cell office:value-type="float" office:value="4.20363360499731" calcext:value-type="float">
            <text:p>4.20363360499731</text:p>
          </table:table-cell>
          <table:table-cell office:value-type="float" office:value="7.73642681649565" calcext:value-type="float">
            <text:p>7.736426816495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563.204" calcext:value-type="float">
            <text:p>9563.204</text:p>
          </table:table-cell>
          <table:table-cell office:value-type="float" office:value="4.19020863718896" calcext:value-type="float">
            <text:p>4.19020863718896</text:p>
          </table:table-cell>
          <table:table-cell office:value-type="float" office:value="13.9385416216382" calcext:value-type="float">
            <text:p>13.93854162163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89.23" calcext:value-type="float">
            <text:p>2189.23</text:p>
          </table:table-cell>
          <table:table-cell office:value-type="float" office:value="4.24431101346135" calcext:value-type="float">
            <text:p>4.24431101346135</text:p>
          </table:table-cell>
          <table:table-cell office:value-type="float" office:value="2.39808621882785" calcext:value-type="float">
            <text:p>2.398086218827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591.749" calcext:value-type="float">
            <text:p>4591.749</text:p>
          </table:table-cell>
          <table:table-cell office:value-type="float" office:value="4.22605634584992" calcext:value-type="float">
            <text:p>4.22605634584992</text:p>
          </table:table-cell>
          <table:table-cell office:value-type="float" office:value="6.33227830817039" calcext:value-type="float">
            <text:p>6.3322783081703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456.218" calcext:value-type="float">
            <text:p>9456.218</text:p>
          </table:table-cell>
          <table:table-cell office:value-type="float" office:value="4.23761592636718" calcext:value-type="float">
            <text:p>4.23761592636718</text:p>
          </table:table-cell>
          <table:table-cell office:value-type="float" office:value="10.7665986389189" calcext:value-type="float">
            <text:p>10.76659863891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79.985" calcext:value-type="float">
            <text:p>2179.985</text:p>
          </table:table-cell>
          <table:table-cell office:value-type="float" office:value="4.26231052048523" calcext:value-type="float">
            <text:p>4.26231052048523</text:p>
          </table:table-cell>
          <table:table-cell office:value-type="float" office:value="12.4402863952089" calcext:value-type="float">
            <text:p>12.44028639520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568.12" calcext:value-type="float">
            <text:p>4568.12</text:p>
          </table:table-cell>
          <table:table-cell office:value-type="float" office:value="4.24791599169899" calcext:value-type="float">
            <text:p>4.24791599169899</text:p>
          </table:table-cell>
          <table:table-cell office:value-type="float" office:value="5.70964866198768" calcext:value-type="float">
            <text:p>5.7096486619876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437.011" calcext:value-type="float">
            <text:p>9437.011</text:p>
          </table:table-cell>
          <table:table-cell office:value-type="float" office:value="4.24624067938461" calcext:value-type="float">
            <text:p>4.24624067938461</text:p>
          </table:table-cell>
          <table:table-cell office:value-type="float" office:value="10.1912140125969" calcext:value-type="float">
            <text:p>10.19121401259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24.846" calcext:value-type="float">
            <text:p>2224.846</text:p>
          </table:table-cell>
          <table:table-cell office:value-type="float" office:value="4.17636681370306" calcext:value-type="float">
            <text:p>4.17636681370306</text:p>
          </table:table-cell>
          <table:table-cell office:value-type="float" office:value="74.1929786176722" calcext:value-type="float">
            <text:p>74.19297861767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572.041" calcext:value-type="float">
            <text:p>4572.041</text:p>
          </table:table-cell>
          <table:table-cell office:value-type="float" office:value="4.24427296255655" calcext:value-type="float">
            <text:p>4.24427296255655</text:p>
          </table:table-cell>
          <table:table-cell office:value-type="float" office:value="4.72737412737281" calcext:value-type="float">
            <text:p>4.727374127372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441.107" calcext:value-type="float">
            <text:p>9441.107</text:p>
          </table:table-cell>
          <table:table-cell office:value-type="float" office:value="4.24439845878243" calcext:value-type="float">
            <text:p>4.24439845878243</text:p>
          </table:table-cell>
          <table:table-cell office:value-type="float" office:value="10.63150263059" calcext:value-type="float">
            <text:p>10.631502630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00.251" calcext:value-type="float">
            <text:p>2200.251</text:p>
          </table:table-cell>
          <table:table-cell office:value-type="float" office:value="4.22305137004824" calcext:value-type="float">
            <text:p>4.22305137004824</text:p>
          </table:table-cell>
          <table:table-cell office:value-type="float" office:value="42.7683290967843" calcext:value-type="float">
            <text:p>42.768329096784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569.462" calcext:value-type="float">
            <text:p>4569.462</text:p>
          </table:table-cell>
          <table:table-cell office:value-type="float" office:value="4.24666842617358" calcext:value-type="float">
            <text:p>4.24666842617358</text:p>
          </table:table-cell>
          <table:table-cell office:value-type="float" office:value="5.30331937238569" calcext:value-type="float">
            <text:p>5.3033193723856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445.834" calcext:value-type="float">
            <text:p>9445.834</text:p>
          </table:table-cell>
          <table:table-cell office:value-type="float" office:value="4.24227442489462" calcext:value-type="float">
            <text:p>4.24227442489462</text:p>
          </table:table-cell>
          <table:table-cell office:value-type="float" office:value="13.894489348239" calcext:value-type="float">
            <text:p>13.8944893482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91.946" calcext:value-type="float">
            <text:p>2191.946</text:p>
          </table:table-cell>
          <table:table-cell office:value-type="float" office:value="4.23905196569624" calcext:value-type="float">
            <text:p>4.23905196569624</text:p>
          </table:table-cell>
          <table:table-cell office:value-type="float" office:value="13.2571773957726" calcext:value-type="float">
            <text:p>13.25717739577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57.472" calcext:value-type="float">
            <text:p>4557.472</text:p>
          </table:table-cell>
          <table:table-cell office:value-type="float" office:value="4.2578407503107" calcext:value-type="float">
            <text:p>4.2578407503107</text:p>
          </table:table-cell>
          <table:table-cell office:value-type="float" office:value="6.78394773817575" calcext:value-type="float">
            <text:p>6.783947738175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462.267" calcext:value-type="float">
            <text:p>9462.267</text:p>
          </table:table-cell>
          <table:table-cell office:value-type="float" office:value="4.23490692029722" calcext:value-type="float">
            <text:p>4.23490692029722</text:p>
          </table:table-cell>
          <table:table-cell office:value-type="float" office:value="17.6323474729627" calcext:value-type="float">
            <text:p>17.63234747296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63.301" calcext:value-type="float">
            <text:p>2163.301</text:p>
          </table:table-cell>
          <table:table-cell office:value-type="float" office:value="4.29518268608945" calcext:value-type="float">
            <text:p>4.29518268608945</text:p>
          </table:table-cell>
          <table:table-cell office:value-type="float" office:value="23.2182554991466" calcext:value-type="float">
            <text:p>23.218255499146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569.686" calcext:value-type="float">
            <text:p>4569.686</text:p>
          </table:table-cell>
          <table:table-cell office:value-type="float" office:value="4.24646026007039" calcext:value-type="float">
            <text:p>4.24646026007039</text:p>
          </table:table-cell>
          <table:table-cell office:value-type="float" office:value="3.85368462213631" calcext:value-type="float">
            <text:p>3.8536846221363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447.268" calcext:value-type="float">
            <text:p>9447.268</text:p>
          </table:table-cell>
          <table:table-cell office:value-type="float" office:value="4.24163049042326" calcext:value-type="float">
            <text:p>4.24163049042326</text:p>
          </table:table-cell>
          <table:table-cell office:value-type="float" office:value="18.2749825029365" calcext:value-type="float">
            <text:p>18.27498250293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63.725" calcext:value-type="float">
            <text:p>2163.725</text:p>
          </table:table-cell>
          <table:table-cell office:value-type="float" office:value="4.29434100913933" calcext:value-type="float">
            <text:p>4.29434100913933</text:p>
          </table:table-cell>
          <table:table-cell office:value-type="float" office:value="21.7024151426796" calcext:value-type="float">
            <text:p>21.702415142679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574.386" calcext:value-type="float">
            <text:p>4574.386</text:p>
          </table:table-cell>
          <table:table-cell office:value-type="float" office:value="4.24209719074866" calcext:value-type="float">
            <text:p>4.24209719074866</text:p>
          </table:table-cell>
          <table:table-cell office:value-type="float" office:value="5.5876867876984" calcext:value-type="float">
            <text:p>5.58768678769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421.021" calcext:value-type="float">
            <text:p>9421.021</text:p>
          </table:table-cell>
          <table:table-cell office:value-type="float" office:value="4.25344768895006" calcext:value-type="float">
            <text:p>4.25344768895006</text:p>
          </table:table-cell>
          <table:table-cell office:value-type="float" office:value="19.3975928910707" calcext:value-type="float">
            <text:p>19.39759289107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60.963" calcext:value-type="float">
            <text:p>2160.963</text:p>
          </table:table-cell>
          <table:table-cell office:value-type="float" office:value="4.29982975182824" calcext:value-type="float">
            <text:p>4.29982975182824</text:p>
          </table:table-cell>
          <table:table-cell office:value-type="float" office:value="22.0351992582459" calcext:value-type="float">
            <text:p>22.035199258245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28.053" calcext:value-type="float">
            <text:p>4628.053</text:p>
          </table:table-cell>
          <table:table-cell office:value-type="float" office:value="4.1929057424364" calcext:value-type="float">
            <text:p>4.1929057424364</text:p>
          </table:table-cell>
          <table:table-cell office:value-type="float" office:value="31.7959920574571" calcext:value-type="float">
            <text:p>31.79599205745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383.756" calcext:value-type="float">
            <text:p>9383.756</text:p>
          </table:table-cell>
          <table:table-cell office:value-type="float" office:value="4.27033908383807" calcext:value-type="float">
            <text:p>4.27033908383807</text:p>
          </table:table-cell>
          <table:table-cell office:value-type="float" office:value="15.3322420868877" calcext:value-type="float">
            <text:p>15.33224208688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57.275" calcext:value-type="float">
            <text:p>2157.275</text:p>
          </table:table-cell>
          <table:table-cell office:value-type="float" office:value="4.30718058661969" calcext:value-type="float">
            <text:p>4.30718058661969</text:p>
          </table:table-cell>
          <table:table-cell office:value-type="float" office:value="17.3428783374306" calcext:value-type="float">
            <text:p>17.342878337430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65.821" calcext:value-type="float">
            <text:p>4565.821</text:p>
          </table:table-cell>
          <table:table-cell office:value-type="float" office:value="4.25005491892915" calcext:value-type="float">
            <text:p>4.25005491892915</text:p>
          </table:table-cell>
          <table:table-cell office:value-type="float" office:value="5.09548541083638" calcext:value-type="float">
            <text:p>5.0954854108363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341.782" calcext:value-type="float">
            <text:p>9341.782</text:p>
          </table:table-cell>
          <table:table-cell office:value-type="float" office:value="4.28952634518767" calcext:value-type="float">
            <text:p>4.28952634518767</text:p>
          </table:table-cell>
          <table:table-cell office:value-type="float" office:value="17.5109950444412" calcext:value-type="float">
            <text:p>17.51099504444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73.47" calcext:value-type="float">
            <text:p>2173.47</text:p>
          </table:table-cell>
          <table:table-cell office:value-type="float" office:value="4.27508684269854" calcext:value-type="float">
            <text:p>4.27508684269854</text:p>
          </table:table-cell>
          <table:table-cell office:value-type="float" office:value="13.3269355357138" calcext:value-type="float">
            <text:p>13.32693553571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57.318" calcext:value-type="float">
            <text:p>4557.318</text:p>
          </table:table-cell>
          <table:table-cell office:value-type="float" office:value="4.25798463043395" calcext:value-type="float">
            <text:p>4.25798463043395</text:p>
          </table:table-cell>
          <table:table-cell office:value-type="float" office:value="6.43376686771403" calcext:value-type="float">
            <text:p>6.4337668677140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344.784" calcext:value-type="float">
            <text:p>9344.784</text:p>
          </table:table-cell>
          <table:table-cell office:value-type="float" office:value="4.28814834029337" calcext:value-type="float">
            <text:p>4.28814834029337</text:p>
          </table:table-cell>
          <table:table-cell office:value-type="float" office:value="20.4201465110431" calcext:value-type="float">
            <text:p>20.42014651104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93.752" calcext:value-type="float">
            <text:p>2193.752</text:p>
          </table:table-cell>
          <table:table-cell office:value-type="float" office:value="4.23556217840485" calcext:value-type="float">
            <text:p>4.23556217840485</text:p>
          </table:table-cell>
          <table:table-cell office:value-type="float" office:value="4.53720707750457" calcext:value-type="float">
            <text:p>4.5372070775045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59.49" calcext:value-type="float">
            <text:p>4559.49</text:p>
          </table:table-cell>
          <table:table-cell office:value-type="float" office:value="4.25595625826573" calcext:value-type="float">
            <text:p>4.25595625826573</text:p>
          </table:table-cell>
          <table:table-cell office:value-type="float" office:value="6.64612134135396" calcext:value-type="float">
            <text:p>6.6461213413539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375.255" calcext:value-type="float">
            <text:p>9375.255</text:p>
          </table:table-cell>
          <table:table-cell office:value-type="float" office:value="4.27421120812181" calcext:value-type="float">
            <text:p>4.27421120812181</text:p>
          </table:table-cell>
          <table:table-cell office:value-type="float" office:value="38.9117974924737" calcext:value-type="float">
            <text:p>38.91179749247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95.963" calcext:value-type="float">
            <text:p>2195.963</text:p>
          </table:table-cell>
          <table:table-cell office:value-type="float" office:value="4.23129761293792" calcext:value-type="float">
            <text:p>4.23129761293792</text:p>
          </table:table-cell>
          <table:table-cell office:value-type="float" office:value="2.96548883936803" calcext:value-type="float">
            <text:p>2.965488839368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547.231" calcext:value-type="float">
            <text:p>4547.231</text:p>
          </table:table-cell>
          <table:table-cell office:value-type="float" office:value="4.26743000300622" calcext:value-type="float">
            <text:p>4.26743000300622</text:p>
          </table:table-cell>
          <table:table-cell office:value-type="float" office:value="10.0595716412016" calcext:value-type="float">
            <text:p>10.05957164120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369.078" calcext:value-type="float">
            <text:p>9369.078</text:p>
          </table:table-cell>
          <table:table-cell office:value-type="float" office:value="4.27702918045938" calcext:value-type="float">
            <text:p>4.27702918045938</text:p>
          </table:table-cell>
          <table:table-cell office:value-type="float" office:value="43.1340107462183" calcext:value-type="float">
            <text:p>43.1340107462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6:38:40.837506249</meta:creation-date>
    <dc:date>2024-10-25T18:49:06.069191626</dc:date>
    <meta:editing-duration>PT17M9S</meta:editing-duration>
    <meta:editing-cycles>2</meta:editing-cycles>
    <meta:generator>LibreOffice/7.3.7.2$Linux_X86_64 LibreOffice_project/30$Build-2</meta:generator>
    <meta:document-statistic meta:table-count="1" meta:cell-count="80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D4:Sheet1.D35" chart:error-lower-range="Sheet1.D4:Sheet1.D35"/>
      <style:graphic-properties svg:stroke-width="0.08cm" svg:stroke-color="#d4ea6b" draw:fill-color="#d4ea6b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D4:Sheet1.D35" chart:error-lower-range="Sheet1.D4:Sheet1.D35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I4:Sheet1.I35" chart:error-lower-range="Sheet1.I4:Sheet1.I35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I4:Sheet1.I35" chart:error-lower-range="Sheet1.I4:Sheet1.I35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N4:Sheet1.N35" chart:error-lower-range="Sheet1.N4:Sheet1.N35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N4:Sheet1.N35" chart:error-lower-range="Sheet1.N4:Sheet1.N35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 chart:symbol-type="named-symbol" chart:symbol-name="arrow-down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703cm" style:legend-expansion="high" chart:style-name="ch2"/>
        <chart:plot-area chart:style-name="ch3" table:cell-range-address="Sheet1.K4:Sheet1.L35 Sheet1.B1:Sheet1.B1 Sheet1.B4:Sheet1.B35 Sheet1.G1:Sheet1.G1 Sheet1.G4:Sheet1.G35 Sheet1.L1:Sheet1.L1" chart:data-source-has-labels="both" svg:x="1.331cm" svg:y="0.18cm" svg:width="11.867cm" svg:height="7.659cm">
          <chart:coordinate-region svg:x="2.138cm" svg:y="0.379cm" svg:width="11.06cm" svg:height="6.668cm"/>
          <chart:axis chart:dimension="x" chart:name="primary-x" chart:style-name="ch4" chartooo:axis-type="auto">
            <chartooo:date-scale/>
            <chart:title svg:x="6.413cm" svg:y="8.019cm" chart:style-name="ch5">
              <text:p>N. Threads</text:p>
            </chart:title>
            <chart:categories table:cell-range-address="Sheet1.K4:Sheet1.K35"/>
          </chart:axis>
          <chart:axis chart:dimension="y" chart:name="primary-y" chart:style-name="ch4">
            <chart:title svg:x="0.451cm" svg:y="5.984cm" chart:style-name="ch6">
              <text:p>Mean Execution Time (ms)</text:p>
            </chart:title>
            <chart:grid chart:style-name="ch7" chart:class="major"/>
          </chart:axis>
          <chart:series chart:style-name="ch8" chart:values-cell-range-address="Sheet1.B4:Sheet1.B35" chart:label-cell-address="Sheet1.B1:Sheet1.B1" chart:class="chart:line">
            <chart:error-indicator chart:style-name="ch9" chart:dimension="y"/>
            <chart:data-point chart:repeated="32"/>
          </chart:series>
          <chart:series chart:style-name="ch10" chart:values-cell-range-address="Sheet1.G4:Sheet1.G35" chart:label-cell-address="Sheet1.G1:Sheet1.G1" chart:class="chart:line">
            <chart:error-indicator chart:style-name="ch11" chart:dimension="y"/>
            <chart:data-point chart:repeated="32"/>
          </chart:series>
          <chart:series chart:style-name="ch12" chart:values-cell-range-address="Sheet1.L4:Sheet1.L35" chart:label-cell-address="Sheet1.L1:Sheet1.L1" chart:class="chart:line">
            <chart:error-indicator chart:style-name="ch13" chart:dimension="y"/>
            <chart:data-point chart:repeated="13"/>
            <chart:data-point chart:style-name="ch14"/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KB</text:p>
                <draw:g>
                  <svg:desc>Sheet1.B1:Sheet1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2 MB</text:p>
                <draw:g>
                  <svg:desc>Sheet1.G1:Sheet1.G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4 MB</text:p>
                <draw:g>
                  <svg:desc>Sheet1.L1:Sheet1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:Sheet1.K35</svg:desc>
                </draw:g>
              </table:table-cell>
              <table:table-cell office:value-type="float" office:value="41.30501">
                <text:p>41.30501</text:p>
                <draw:g>
                  <svg:desc>Sheet1.B4:Sheet1.B35</svg:desc>
                </draw:g>
              </table:table-cell>
              <table:table-cell office:value-type="float" office:value="1.66171455981965">
                <text:p>1.66171455981965</text:p>
                <draw:g>
                  <svg:desc>Sheet1.D4:Sheet1.D35</svg:desc>
                </draw:g>
              </table:table-cell>
              <table:table-cell office:value-type="float" office:value="1.66171455981965">
                <text:p>1.66171455981965</text:p>
                <draw:g>
                  <svg:desc>Sheet1.D4:Sheet1.D35</svg:desc>
                </draw:g>
              </table:table-cell>
              <table:table-cell office:value-type="float" office:value="146.1625">
                <text:p>146.1625</text:p>
                <draw:g>
                  <svg:desc>Sheet1.G4:Sheet1.G35</svg:desc>
                </draw:g>
              </table:table-cell>
              <table:table-cell office:value-type="float" office:value="3.11780766962506">
                <text:p>3.11780766962506</text:p>
                <draw:g>
                  <svg:desc>Sheet1.I4:Sheet1.I35</svg:desc>
                </draw:g>
              </table:table-cell>
              <table:table-cell office:value-type="float" office:value="3.11780766962506">
                <text:p>3.11780766962506</text:p>
                <draw:g>
                  <svg:desc>Sheet1.I4:Sheet1.I35</svg:desc>
                </draw:g>
              </table:table-cell>
              <table:table-cell office:value-type="float" office:value="288.3251">
                <text:p>288.3251</text:p>
                <draw:g>
                  <svg:desc>Sheet1.L4:Sheet1.L35</svg:desc>
                </draw:g>
              </table:table-cell>
              <table:table-cell office:value-type="float" office:value="3.4300177903301">
                <text:p>3.4300177903301</text:p>
                <draw:g>
                  <svg:desc>Sheet1.N4:Sheet1.N35</svg:desc>
                </draw:g>
              </table:table-cell>
              <table:table-cell office:value-type="float" office:value="3.4300177903301">
                <text:p>3.4300177903301</text:p>
                <draw:g>
                  <svg:desc>Sheet1.N4:Sheet1.N3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65839">
                <text:p>19.65839</text:p>
              </table:table-cell>
              <table:table-cell office:value-type="float" office:value="0.586486798982875">
                <text:p>0.586486798982875</text:p>
              </table:table-cell>
              <table:table-cell office:value-type="float" office:value="0.586486798982875">
                <text:p>0.586486798982875</text:p>
              </table:table-cell>
              <table:table-cell office:value-type="float" office:value="71.82658">
                <text:p>71.82658</text:p>
              </table:table-cell>
              <table:table-cell office:value-type="float" office:value="2.00329781610631">
                <text:p>2.00329781610631</text:p>
              </table:table-cell>
              <table:table-cell office:value-type="float" office:value="2.00329781610631">
                <text:p>2.00329781610631</text:p>
              </table:table-cell>
              <table:table-cell office:value-type="float" office:value="151.0092">
                <text:p>151.0092</text:p>
              </table:table-cell>
              <table:table-cell office:value-type="float" office:value="2.74706843873692">
                <text:p>2.74706843873692</text:p>
              </table:table-cell>
              <table:table-cell office:value-type="float" office:value="2.74706843873692">
                <text:p>2.747068438736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.5545">
                <text:p>16.5545</text:p>
              </table:table-cell>
              <table:table-cell office:value-type="float" office:value="0.540911787794194">
                <text:p>0.540911787794194</text:p>
              </table:table-cell>
              <table:table-cell office:value-type="float" office:value="0.540911787794194">
                <text:p>0.540911787794194</text:p>
              </table:table-cell>
              <table:table-cell office:value-type="float" office:value="49.30024">
                <text:p>49.30024</text:p>
              </table:table-cell>
              <table:table-cell office:value-type="float" office:value="1.42848763600475">
                <text:p>1.42848763600475</text:p>
              </table:table-cell>
              <table:table-cell office:value-type="float" office:value="1.42848763600475">
                <text:p>1.42848763600475</text:p>
              </table:table-cell>
              <table:table-cell office:value-type="float" office:value="98.47263">
                <text:p>98.47263</text:p>
              </table:table-cell>
              <table:table-cell office:value-type="float" office:value="2.01688093694919">
                <text:p>2.01688093694919</text:p>
              </table:table-cell>
              <table:table-cell office:value-type="float" office:value="2.01688093694919">
                <text:p>2.016880936949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.31884">
                <text:p>15.31884</text:p>
              </table:table-cell>
              <table:table-cell office:value-type="float" office:value="0.441898359698222">
                <text:p>0.441898359698222</text:p>
              </table:table-cell>
              <table:table-cell office:value-type="float" office:value="0.441898359698222">
                <text:p>0.441898359698222</text:p>
              </table:table-cell>
              <table:table-cell office:value-type="float" office:value="38.55049">
                <text:p>38.55049</text:p>
              </table:table-cell>
              <table:table-cell office:value-type="float" office:value="0.823104911103529">
                <text:p>0.823104911103529</text:p>
              </table:table-cell>
              <table:table-cell office:value-type="float" office:value="0.823104911103529">
                <text:p>0.823104911103529</text:p>
              </table:table-cell>
              <table:table-cell office:value-type="float" office:value="74.49564">
                <text:p>74.49564</text:p>
              </table:table-cell>
              <table:table-cell office:value-type="float" office:value="0.854329014849517">
                <text:p>0.854329014849517</text:p>
              </table:table-cell>
              <table:table-cell office:value-type="float" office:value="0.854329014849517">
                <text:p>0.8543290148495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.37597">
                <text:p>17.37597</text:p>
              </table:table-cell>
              <table:table-cell office:value-type="float" office:value="0.359422314197853">
                <text:p>0.359422314197853</text:p>
              </table:table-cell>
              <table:table-cell office:value-type="float" office:value="0.359422314197853">
                <text:p>0.359422314197853</text:p>
              </table:table-cell>
              <table:table-cell office:value-type="float" office:value="37.62169">
                <text:p>37.62169</text:p>
              </table:table-cell>
              <table:table-cell office:value-type="float" office:value="0.687422506870655">
                <text:p>0.687422506870655</text:p>
              </table:table-cell>
              <table:table-cell office:value-type="float" office:value="0.687422506870655">
                <text:p>0.687422506870655</text:p>
              </table:table-cell>
              <table:table-cell office:value-type="float" office:value="66.14808">
                <text:p>66.14808</text:p>
              </table:table-cell>
              <table:table-cell office:value-type="float" office:value="1.0140699015247">
                <text:p>1.0140699015247</text:p>
              </table:table-cell>
              <table:table-cell office:value-type="float" office:value="1.0140699015247">
                <text:p>1.01406990152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9.41271">
                <text:p>19.41271</text:p>
              </table:table-cell>
              <table:table-cell office:value-type="float" office:value="0.594771758862892">
                <text:p>0.594771758862892</text:p>
              </table:table-cell>
              <table:table-cell office:value-type="float" office:value="0.594771758862892">
                <text:p>0.594771758862892</text:p>
              </table:table-cell>
              <table:table-cell office:value-type="float" office:value="38.02094">
                <text:p>38.02094</text:p>
              </table:table-cell>
              <table:table-cell office:value-type="float" office:value="0.552884391260296">
                <text:p>0.552884391260296</text:p>
              </table:table-cell>
              <table:table-cell office:value-type="float" office:value="0.552884391260296">
                <text:p>0.552884391260296</text:p>
              </table:table-cell>
              <table:table-cell office:value-type="float" office:value="63.2279">
                <text:p>63.2279</text:p>
              </table:table-cell>
              <table:table-cell office:value-type="float" office:value="0.83790154270824">
                <text:p>0.83790154270824</text:p>
              </table:table-cell>
              <table:table-cell office:value-type="float" office:value="0.83790154270824">
                <text:p>0.837901542708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.83453">
                <text:p>22.83453</text:p>
              </table:table-cell>
              <table:table-cell office:value-type="float" office:value="0.340267151673448">
                <text:p>0.340267151673448</text:p>
              </table:table-cell>
              <table:table-cell office:value-type="float" office:value="0.340267151673448">
                <text:p>0.340267151673448</text:p>
              </table:table-cell>
              <table:table-cell office:value-type="float" office:value="39.94036">
                <text:p>39.94036</text:p>
              </table:table-cell>
              <table:table-cell office:value-type="float" office:value="0.862758604786631">
                <text:p>0.862758604786631</text:p>
              </table:table-cell>
              <table:table-cell office:value-type="float" office:value="0.862758604786631">
                <text:p>0.862758604786631</text:p>
              </table:table-cell>
              <table:table-cell office:value-type="float" office:value="62.64036">
                <text:p>62.64036</text:p>
              </table:table-cell>
              <table:table-cell office:value-type="float" office:value="0.832241745948316">
                <text:p>0.832241745948316</text:p>
              </table:table-cell>
              <table:table-cell office:value-type="float" office:value="0.832241745948316">
                <text:p>0.8322417459483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.88801">
                <text:p>24.88801</text:p>
              </table:table-cell>
              <table:table-cell office:value-type="float" office:value="0.280153914250827">
                <text:p>0.280153914250827</text:p>
              </table:table-cell>
              <table:table-cell office:value-type="float" office:value="0.280153914250827">
                <text:p>0.280153914250827</text:p>
              </table:table-cell>
              <table:table-cell office:value-type="float" office:value="41.92775">
                <text:p>41.92775</text:p>
              </table:table-cell>
              <table:table-cell office:value-type="float" office:value="0.640017246041763">
                <text:p>0.640017246041763</text:p>
              </table:table-cell>
              <table:table-cell office:value-type="float" office:value="0.640017246041763">
                <text:p>0.640017246041763</text:p>
              </table:table-cell>
              <table:table-cell office:value-type="float" office:value="64.5802">
                <text:p>64.5802</text:p>
              </table:table-cell>
              <table:table-cell office:value-type="float" office:value="0.606048441497024">
                <text:p>0.606048441497024</text:p>
              </table:table-cell>
              <table:table-cell office:value-type="float" office:value="0.606048441497024">
                <text:p>0.60604844149702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.50471">
                <text:p>28.50471</text:p>
              </table:table-cell>
              <table:table-cell office:value-type="float" office:value="0.554645901589775">
                <text:p>0.554645901589775</text:p>
              </table:table-cell>
              <table:table-cell office:value-type="float" office:value="0.554645901589775">
                <text:p>0.554645901589775</text:p>
              </table:table-cell>
              <table:table-cell office:value-type="float" office:value="43.93414">
                <text:p>43.93414</text:p>
              </table:table-cell>
              <table:table-cell office:value-type="float" office:value="0.46840976860127">
                <text:p>0.46840976860127</text:p>
              </table:table-cell>
              <table:table-cell office:value-type="float" office:value="0.46840976860127">
                <text:p>0.46840976860127</text:p>
              </table:table-cell>
              <table:table-cell office:value-type="float" office:value="65.751">
                <text:p>65.751</text:p>
              </table:table-cell>
              <table:table-cell office:value-type="float" office:value="0.337193964415133">
                <text:p>0.337193964415133</text:p>
              </table:table-cell>
              <table:table-cell office:value-type="float" office:value="0.337193964415133">
                <text:p>0.3371939644151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.48356">
                <text:p>31.48356</text:p>
              </table:table-cell>
              <table:table-cell office:value-type="float" office:value="0.58832036301912">
                <text:p>0.58832036301912</text:p>
              </table:table-cell>
              <table:table-cell office:value-type="float" office:value="0.58832036301912">
                <text:p>0.58832036301912</text:p>
              </table:table-cell>
              <table:table-cell office:value-type="float" office:value="46.95658">
                <text:p>46.95658</text:p>
              </table:table-cell>
              <table:table-cell office:value-type="float" office:value="0.542556795156138">
                <text:p>0.542556795156138</text:p>
              </table:table-cell>
              <table:table-cell office:value-type="float" office:value="0.542556795156138">
                <text:p>0.542556795156138</text:p>
              </table:table-cell>
              <table:table-cell office:value-type="float" office:value="66.63937">
                <text:p>66.63937</text:p>
              </table:table-cell>
              <table:table-cell office:value-type="float" office:value="0.657230422388107">
                <text:p>0.657230422388107</text:p>
              </table:table-cell>
              <table:table-cell office:value-type="float" office:value="0.657230422388107">
                <text:p>0.65723042238810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5.34072">
                <text:p>35.34072</text:p>
              </table:table-cell>
              <table:table-cell office:value-type="float" office:value="0.451386820157263">
                <text:p>0.451386820157263</text:p>
              </table:table-cell>
              <table:table-cell office:value-type="float" office:value="0.451386820157263">
                <text:p>0.451386820157263</text:p>
              </table:table-cell>
              <table:table-cell office:value-type="float" office:value="50.34118">
                <text:p>50.34118</text:p>
              </table:table-cell>
              <table:table-cell office:value-type="float" office:value="0.494486718335517">
                <text:p>0.494486718335517</text:p>
              </table:table-cell>
              <table:table-cell office:value-type="float" office:value="0.494486718335517">
                <text:p>0.494486718335517</text:p>
              </table:table-cell>
              <table:table-cell office:value-type="float" office:value="68.16359">
                <text:p>68.16359</text:p>
              </table:table-cell>
              <table:table-cell office:value-type="float" office:value="0.641712117468694">
                <text:p>0.641712117468694</text:p>
              </table:table-cell>
              <table:table-cell office:value-type="float" office:value="0.641712117468694">
                <text:p>0.6417121174686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.74745">
                <text:p>38.74745</text:p>
              </table:table-cell>
              <table:table-cell office:value-type="float" office:value="0.560853561832752">
                <text:p>0.560853561832752</text:p>
              </table:table-cell>
              <table:table-cell office:value-type="float" office:value="0.560853561832752">
                <text:p>0.560853561832752</text:p>
              </table:table-cell>
              <table:table-cell office:value-type="float" office:value="53.66253">
                <text:p>53.66253</text:p>
              </table:table-cell>
              <table:table-cell office:value-type="float" office:value="0.567135634532051">
                <text:p>0.567135634532051</text:p>
              </table:table-cell>
              <table:table-cell office:value-type="float" office:value="0.567135634532051">
                <text:p>0.567135634532051</text:p>
              </table:table-cell>
              <table:table-cell office:value-type="float" office:value="71.41153">
                <text:p>71.41153</text:p>
              </table:table-cell>
              <table:table-cell office:value-type="float" office:value="0.923356517744722">
                <text:p>0.923356517744722</text:p>
              </table:table-cell>
              <table:table-cell office:value-type="float" office:value="0.923356517744722">
                <text:p>0.9233565177447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2.78349">
                <text:p>42.78349</text:p>
              </table:table-cell>
              <table:table-cell office:value-type="float" office:value="0.546185053488843">
                <text:p>0.546185053488843</text:p>
              </table:table-cell>
              <table:table-cell office:value-type="float" office:value="0.546185053488843">
                <text:p>0.546185053488843</text:p>
              </table:table-cell>
              <table:table-cell office:value-type="float" office:value="58.99288">
                <text:p>58.99288</text:p>
              </table:table-cell>
              <table:table-cell office:value-type="float" office:value="0.834015628220235">
                <text:p>0.834015628220235</text:p>
              </table:table-cell>
              <table:table-cell office:value-type="float" office:value="0.834015628220235">
                <text:p>0.834015628220235</text:p>
              </table:table-cell>
              <table:table-cell office:value-type="float" office:value="74.31586">
                <text:p>74.31586</text:p>
              </table:table-cell>
              <table:table-cell office:value-type="float" office:value="0.985910496453013">
                <text:p>0.985910496453013</text:p>
              </table:table-cell>
              <table:table-cell office:value-type="float" office:value="0.985910496453013">
                <text:p>0.98591049645301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6.5058">
                <text:p>46.5058</text:p>
              </table:table-cell>
              <table:table-cell office:value-type="float" office:value="0.615090813237124">
                <text:p>0.615090813237124</text:p>
              </table:table-cell>
              <table:table-cell office:value-type="float" office:value="0.615090813237124">
                <text:p>0.615090813237124</text:p>
              </table:table-cell>
              <table:table-cell office:value-type="float" office:value="62.1101">
                <text:p>62.1101</text:p>
              </table:table-cell>
              <table:table-cell office:value-type="float" office:value="0.664054234557524">
                <text:p>0.664054234557524</text:p>
              </table:table-cell>
              <table:table-cell office:value-type="float" office:value="0.664054234557524">
                <text:p>0.664054234557524</text:p>
              </table:table-cell>
              <table:table-cell office:value-type="float" office:value="78.02138">
                <text:p>78.02138</text:p>
              </table:table-cell>
              <table:table-cell office:value-type="float" office:value="0.670238568960177">
                <text:p>0.670238568960177</text:p>
              </table:table-cell>
              <table:table-cell office:value-type="float" office:value="0.670238568960177">
                <text:p>0.6702385689601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0.56409">
                <text:p>50.56409</text:p>
              </table:table-cell>
              <table:table-cell office:value-type="float" office:value="0.626738662251784">
                <text:p>0.626738662251784</text:p>
              </table:table-cell>
              <table:table-cell office:value-type="float" office:value="0.626738662251784">
                <text:p>0.626738662251784</text:p>
              </table:table-cell>
              <table:table-cell office:value-type="float" office:value="66.05039">
                <text:p>66.05039</text:p>
              </table:table-cell>
              <table:table-cell office:value-type="float" office:value="0.580350272632055">
                <text:p>0.580350272632055</text:p>
              </table:table-cell>
              <table:table-cell office:value-type="float" office:value="0.580350272632055">
                <text:p>0.580350272632055</text:p>
              </table:table-cell>
              <table:table-cell office:value-type="float" office:value="80.96361">
                <text:p>80.96361</text:p>
              </table:table-cell>
              <table:table-cell office:value-type="float" office:value="0.907473644555818">
                <text:p>0.907473644555818</text:p>
              </table:table-cell>
              <table:table-cell office:value-type="float" office:value="0.907473644555818">
                <text:p>0.9074736445558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4.95502">
                <text:p>54.95502</text:p>
              </table:table-cell>
              <table:table-cell office:value-type="float" office:value="0.553863657210671">
                <text:p>0.553863657210671</text:p>
              </table:table-cell>
              <table:table-cell office:value-type="float" office:value="0.553863657210671">
                <text:p>0.553863657210671</text:p>
              </table:table-cell>
              <table:table-cell office:value-type="float" office:value="70.30231">
                <text:p>70.30231</text:p>
              </table:table-cell>
              <table:table-cell office:value-type="float" office:value="0.970217324115523">
                <text:p>0.970217324115523</text:p>
              </table:table-cell>
              <table:table-cell office:value-type="float" office:value="0.970217324115523">
                <text:p>0.970217324115523</text:p>
              </table:table-cell>
              <table:table-cell office:value-type="float" office:value="85.0745">
                <text:p>85.0745</text:p>
              </table:table-cell>
              <table:table-cell office:value-type="float" office:value="0.844689789084952">
                <text:p>0.844689789084952</text:p>
              </table:table-cell>
              <table:table-cell office:value-type="float" office:value="0.844689789084952">
                <text:p>0.8446897890849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8.12616">
                <text:p>58.12616</text:p>
              </table:table-cell>
              <table:table-cell office:value-type="float" office:value="0.46028971162959">
                <text:p>0.46028971162959</text:p>
              </table:table-cell>
              <table:table-cell office:value-type="float" office:value="0.46028971162959">
                <text:p>0.46028971162959</text:p>
              </table:table-cell>
              <table:table-cell office:value-type="float" office:value="74.58214">
                <text:p>74.58214</text:p>
              </table:table-cell>
              <table:table-cell office:value-type="float" office:value="0.539464562633374">
                <text:p>0.539464562633374</text:p>
              </table:table-cell>
              <table:table-cell office:value-type="float" office:value="0.539464562633374">
                <text:p>0.539464562633374</text:p>
              </table:table-cell>
              <table:table-cell office:value-type="float" office:value="88.27433">
                <text:p>88.27433</text:p>
              </table:table-cell>
              <table:table-cell office:value-type="float" office:value="1.02096267971612">
                <text:p>1.02096267971612</text:p>
              </table:table-cell>
              <table:table-cell office:value-type="float" office:value="1.02096267971612">
                <text:p>1.020962679716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2.68802">
                <text:p>62.68802</text:p>
              </table:table-cell>
              <table:table-cell office:value-type="float" office:value="0.611138368435056">
                <text:p>0.611138368435056</text:p>
              </table:table-cell>
              <table:table-cell office:value-type="float" office:value="0.611138368435056">
                <text:p>0.611138368435056</text:p>
              </table:table-cell>
              <table:table-cell office:value-type="float" office:value="80.2312">
                <text:p>80.2312</text:p>
              </table:table-cell>
              <table:table-cell office:value-type="float" office:value="1.04632626598681">
                <text:p>1.04632626598681</text:p>
              </table:table-cell>
              <table:table-cell office:value-type="float" office:value="1.04632626598681">
                <text:p>1.04632626598681</text:p>
              </table:table-cell>
              <table:table-cell office:value-type="float" office:value="93.4045">
                <text:p>93.4045</text:p>
              </table:table-cell>
              <table:table-cell office:value-type="float" office:value="1.27454017606016">
                <text:p>1.27454017606016</text:p>
              </table:table-cell>
              <table:table-cell office:value-type="float" office:value="1.27454017606016">
                <text:p>1.274540176060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5.64742">
                <text:p>65.64742</text:p>
              </table:table-cell>
              <table:table-cell office:value-type="float" office:value="0.696909814113909">
                <text:p>0.696909814113909</text:p>
              </table:table-cell>
              <table:table-cell office:value-type="float" office:value="0.696909814113909">
                <text:p>0.696909814113909</text:p>
              </table:table-cell>
              <table:table-cell office:value-type="float" office:value="84.00328">
                <text:p>84.00328</text:p>
              </table:table-cell>
              <table:table-cell office:value-type="float" office:value="1.03922644213879">
                <text:p>1.03922644213879</text:p>
              </table:table-cell>
              <table:table-cell office:value-type="float" office:value="1.03922644213879">
                <text:p>1.03922644213879</text:p>
              </table:table-cell>
              <table:table-cell office:value-type="float" office:value="96.97608">
                <text:p>96.97608</text:p>
              </table:table-cell>
              <table:table-cell office:value-type="float" office:value="1.65756109587727">
                <text:p>1.65756109587727</text:p>
              </table:table-cell>
              <table:table-cell office:value-type="float" office:value="1.65756109587727">
                <text:p>1.657561095877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.23708">
                <text:p>68.23708</text:p>
              </table:table-cell>
              <table:table-cell office:value-type="float" office:value="0.612936405852559">
                <text:p>0.612936405852559</text:p>
              </table:table-cell>
              <table:table-cell office:value-type="float" office:value="0.612936405852559">
                <text:p>0.612936405852559</text:p>
              </table:table-cell>
              <table:table-cell office:value-type="float" office:value="88.93435">
                <text:p>88.93435</text:p>
              </table:table-cell>
              <table:table-cell office:value-type="float" office:value="1.33841488719978">
                <text:p>1.33841488719978</text:p>
              </table:table-cell>
              <table:table-cell office:value-type="float" office:value="1.33841488719978">
                <text:p>1.33841488719978</text:p>
              </table:table-cell>
              <table:table-cell office:value-type="float" office:value="100.44682">
                <text:p>100.44682</text:p>
              </table:table-cell>
              <table:table-cell office:value-type="float" office:value="1.20832563552232">
                <text:p>1.20832563552232</text:p>
              </table:table-cell>
              <table:table-cell office:value-type="float" office:value="1.20832563552232">
                <text:p>1.2083256355223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1.72398">
                <text:p>71.72398</text:p>
              </table:table-cell>
              <table:table-cell office:value-type="float" office:value="0.835686912955886">
                <text:p>0.835686912955886</text:p>
              </table:table-cell>
              <table:table-cell office:value-type="float" office:value="0.835686912955886">
                <text:p>0.835686912955886</text:p>
              </table:table-cell>
              <table:table-cell office:value-type="float" office:value="94.07971">
                <text:p>94.07971</text:p>
              </table:table-cell>
              <table:table-cell office:value-type="float" office:value="1.21934581366979">
                <text:p>1.21934581366979</text:p>
              </table:table-cell>
              <table:table-cell office:value-type="float" office:value="1.21934581366979">
                <text:p>1.21934581366979</text:p>
              </table:table-cell>
              <table:table-cell office:value-type="float" office:value="105.6491">
                <text:p>105.6491</text:p>
              </table:table-cell>
              <table:table-cell office:value-type="float" office:value="0.99816007225989">
                <text:p>0.99816007225989</text:p>
              </table:table-cell>
              <table:table-cell office:value-type="float" office:value="0.99816007225989">
                <text:p>0.998160072259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6.57462">
                <text:p>76.57462</text:p>
              </table:table-cell>
              <table:table-cell office:value-type="float" office:value="0.971688911860062">
                <text:p>0.971688911860062</text:p>
              </table:table-cell>
              <table:table-cell office:value-type="float" office:value="0.971688911860062">
                <text:p>0.971688911860062</text:p>
              </table:table-cell>
              <table:table-cell office:value-type="float" office:value="97.87688">
                <text:p>97.87688</text:p>
              </table:table-cell>
              <table:table-cell office:value-type="float" office:value="1.05225646430404">
                <text:p>1.05225646430404</text:p>
              </table:table-cell>
              <table:table-cell office:value-type="float" office:value="1.05225646430404">
                <text:p>1.05225646430404</text:p>
              </table:table-cell>
              <table:table-cell office:value-type="float" office:value="110.1445">
                <text:p>110.1445</text:p>
              </table:table-cell>
              <table:table-cell office:value-type="float" office:value="1.34654931142237">
                <text:p>1.34654931142237</text:p>
              </table:table-cell>
              <table:table-cell office:value-type="float" office:value="1.34654931142237">
                <text:p>1.346549311422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9.58304">
                <text:p>79.58304</text:p>
              </table:table-cell>
              <table:table-cell office:value-type="float" office:value="0.697202100005937">
                <text:p>0.697202100005937</text:p>
              </table:table-cell>
              <table:table-cell office:value-type="float" office:value="0.697202100005937">
                <text:p>0.697202100005937</text:p>
              </table:table-cell>
              <table:table-cell office:value-type="float" office:value="103.1041">
                <text:p>103.1041</text:p>
              </table:table-cell>
              <table:table-cell office:value-type="float" office:value="1.28799599714764">
                <text:p>1.28799599714764</text:p>
              </table:table-cell>
              <table:table-cell office:value-type="float" office:value="1.28799599714764">
                <text:p>1.28799599714764</text:p>
              </table:table-cell>
              <table:table-cell office:value-type="float" office:value="115.8349">
                <text:p>115.8349</text:p>
              </table:table-cell>
              <table:table-cell office:value-type="float" office:value="1.39262273605335">
                <text:p>1.39262273605335</text:p>
              </table:table-cell>
              <table:table-cell office:value-type="float" office:value="1.39262273605335">
                <text:p>1.3926227360533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4.76773">
                <text:p>84.76773</text:p>
              </table:table-cell>
              <table:table-cell office:value-type="float" office:value="0.742044710270435">
                <text:p>0.742044710270435</text:p>
              </table:table-cell>
              <table:table-cell office:value-type="float" office:value="0.742044710270435">
                <text:p>0.742044710270435</text:p>
              </table:table-cell>
              <table:table-cell office:value-type="float" office:value="107.9889">
                <text:p>107.9889</text:p>
              </table:table-cell>
              <table:table-cell office:value-type="float" office:value="1.3365447259945">
                <text:p>1.3365447259945</text:p>
              </table:table-cell>
              <table:table-cell office:value-type="float" office:value="1.3365447259945">
                <text:p>1.3365447259945</text:p>
              </table:table-cell>
              <table:table-cell office:value-type="float" office:value="120.1079">
                <text:p>120.1079</text:p>
              </table:table-cell>
              <table:table-cell office:value-type="float" office:value="1.55019022631684">
                <text:p>1.55019022631684</text:p>
              </table:table-cell>
              <table:table-cell office:value-type="float" office:value="1.55019022631684">
                <text:p>1.550190226316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6.3666">
                <text:p>86.3666</text:p>
              </table:table-cell>
              <table:table-cell office:value-type="float" office:value="0.78488850457694">
                <text:p>0.78488850457694</text:p>
              </table:table-cell>
              <table:table-cell office:value-type="float" office:value="0.78488850457694">
                <text:p>0.78488850457694</text:p>
              </table:table-cell>
              <table:table-cell office:value-type="float" office:value="112.9075">
                <text:p>112.9075</text:p>
              </table:table-cell>
              <table:table-cell office:value-type="float" office:value="1.2385125733216">
                <text:p>1.2385125733216</text:p>
              </table:table-cell>
              <table:table-cell office:value-type="float" office:value="1.2385125733216">
                <text:p>1.2385125733216</text:p>
              </table:table-cell>
              <table:table-cell office:value-type="float" office:value="127.1627">
                <text:p>127.1627</text:p>
              </table:table-cell>
              <table:table-cell office:value-type="float" office:value="2.14223127160642">
                <text:p>2.14223127160642</text:p>
              </table:table-cell>
              <table:table-cell office:value-type="float" office:value="2.14223127160642">
                <text:p>2.142231271606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0.11212">
                <text:p>90.11212</text:p>
              </table:table-cell>
              <table:table-cell office:value-type="float" office:value="0.684902241784813">
                <text:p>0.684902241784813</text:p>
              </table:table-cell>
              <table:table-cell office:value-type="float" office:value="0.684902241784813">
                <text:p>0.684902241784813</text:p>
              </table:table-cell>
              <table:table-cell office:value-type="float" office:value="117.4103">
                <text:p>117.4103</text:p>
              </table:table-cell>
              <table:table-cell office:value-type="float" office:value="1.66710764868885">
                <text:p>1.66710764868885</text:p>
              </table:table-cell>
              <table:table-cell office:value-type="float" office:value="1.66710764868885">
                <text:p>1.66710764868885</text:p>
              </table:table-cell>
              <table:table-cell office:value-type="float" office:value="132.2522">
                <text:p>132.2522</text:p>
              </table:table-cell>
              <table:table-cell office:value-type="float" office:value="1.36610063994119">
                <text:p>1.36610063994119</text:p>
              </table:table-cell>
              <table:table-cell office:value-type="float" office:value="1.36610063994119">
                <text:p>1.366100639941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2.66968">
                <text:p>92.66968</text:p>
              </table:table-cell>
              <table:table-cell office:value-type="float" office:value="0.975542793197631">
                <text:p>0.975542793197631</text:p>
              </table:table-cell>
              <table:table-cell office:value-type="float" office:value="0.975542793197631">
                <text:p>0.975542793197631</text:p>
              </table:table-cell>
              <table:table-cell office:value-type="float" office:value="119.9377">
                <text:p>119.9377</text:p>
              </table:table-cell>
              <table:table-cell office:value-type="float" office:value="1.43560249630953">
                <text:p>1.43560249630953</text:p>
              </table:table-cell>
              <table:table-cell office:value-type="float" office:value="1.43560249630953">
                <text:p>1.43560249630953</text:p>
              </table:table-cell>
              <table:table-cell office:value-type="float" office:value="136.6688">
                <text:p>136.6688</text:p>
              </table:table-cell>
              <table:table-cell office:value-type="float" office:value="1.39944392506165">
                <text:p>1.39944392506165</text:p>
              </table:table-cell>
              <table:table-cell office:value-type="float" office:value="1.39944392506165">
                <text:p>1.399443925061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7.21735">
                <text:p>97.21735</text:p>
              </table:table-cell>
              <table:table-cell office:value-type="float" office:value="0.886113787695757">
                <text:p>0.886113787695757</text:p>
              </table:table-cell>
              <table:table-cell office:value-type="float" office:value="0.886113787695757">
                <text:p>0.886113787695757</text:p>
              </table:table-cell>
              <table:table-cell office:value-type="float" office:value="127.8519">
                <text:p>127.8519</text:p>
              </table:table-cell>
              <table:table-cell office:value-type="float" office:value="1.59853002432589">
                <text:p>1.59853002432589</text:p>
              </table:table-cell>
              <table:table-cell office:value-type="float" office:value="1.59853002432589">
                <text:p>1.59853002432589</text:p>
              </table:table-cell>
              <table:table-cell office:value-type="float" office:value="142.5569">
                <text:p>142.5569</text:p>
              </table:table-cell>
              <table:table-cell office:value-type="float" office:value="1.11260735167937">
                <text:p>1.11260735167937</text:p>
              </table:table-cell>
              <table:table-cell office:value-type="float" office:value="1.11260735167937">
                <text:p>1.1126073516793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0.56512">
                <text:p>100.56512</text:p>
              </table:table-cell>
              <table:table-cell office:value-type="float" office:value="1.27990165459217">
                <text:p>1.27990165459217</text:p>
              </table:table-cell>
              <table:table-cell office:value-type="float" office:value="1.27990165459217">
                <text:p>1.27990165459217</text:p>
              </table:table-cell>
              <table:table-cell office:value-type="float" office:value="131.5028">
                <text:p>131.5028</text:p>
              </table:table-cell>
              <table:table-cell office:value-type="float" office:value="1.78174201305952">
                <text:p>1.78174201305952</text:p>
              </table:table-cell>
              <table:table-cell office:value-type="float" office:value="1.78174201305952">
                <text:p>1.78174201305952</text:p>
              </table:table-cell>
              <table:table-cell office:value-type="float" office:value="145.3973">
                <text:p>145.3973</text:p>
              </table:table-cell>
              <table:table-cell office:value-type="float" office:value="0.970921883443918">
                <text:p>0.970921883443918</text:p>
              </table:table-cell>
              <table:table-cell office:value-type="float" office:value="0.970921883443918">
                <text:p>0.9709218834439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4784">
                <text:p>102.4784</text:p>
              </table:table-cell>
              <table:table-cell office:value-type="float" office:value="0.8124469939323">
                <text:p>0.8124469939323</text:p>
              </table:table-cell>
              <table:table-cell office:value-type="float" office:value="0.8124469939323">
                <text:p>0.8124469939323</text:p>
              </table:table-cell>
              <table:table-cell office:value-type="float" office:value="136.2565">
                <text:p>136.2565</text:p>
              </table:table-cell>
              <table:table-cell office:value-type="float" office:value="1.7574764678091">
                <text:p>1.7574764678091</text:p>
              </table:table-cell>
              <table:table-cell office:value-type="float" office:value="1.7574764678091">
                <text:p>1.7574764678091</text:p>
              </table:table-cell>
              <table:table-cell office:value-type="float" office:value="152.6045">
                <text:p>152.6045</text:p>
              </table:table-cell>
              <table:table-cell office:value-type="float" office:value="1.6481770616033">
                <text:p>1.6481770616033</text:p>
              </table:table-cell>
              <table:table-cell office:value-type="float" office:value="1.6481770616033">
                <text:p>1.64817706160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7.1237">
                <text:p>107.1237</text:p>
              </table:table-cell>
              <table:table-cell office:value-type="float" office:value="0.830489267452941">
                <text:p>0.830489267452941</text:p>
              </table:table-cell>
              <table:table-cell office:value-type="float" office:value="0.830489267452941">
                <text:p>0.830489267452941</text:p>
              </table:table-cell>
              <table:table-cell office:value-type="float" office:value="140.4131">
                <text:p>140.4131</text:p>
              </table:table-cell>
              <table:table-cell office:value-type="float" office:value="1.92369169751394">
                <text:p>1.92369169751394</text:p>
              </table:table-cell>
              <table:table-cell office:value-type="float" office:value="1.92369169751394">
                <text:p>1.92369169751394</text:p>
              </table:table-cell>
              <table:table-cell office:value-type="float" office:value="157.7564">
                <text:p>157.7564</text:p>
              </table:table-cell>
              <table:table-cell office:value-type="float" office:value="1.84772074692812">
                <text:p>1.84772074692812</text:p>
              </table:table-cell>
              <table:table-cell office:value-type="float" office:value="1.84772074692812">
                <text:p>1.8477207469281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2.6898">
                <text:p>112.6898</text:p>
              </table:table-cell>
              <table:table-cell office:value-type="float" office:value="2.7376252297039">
                <text:p>2.7376252297039</text:p>
              </table:table-cell>
              <table:table-cell office:value-type="float" office:value="2.7376252297039">
                <text:p>2.7376252297039</text:p>
              </table:table-cell>
              <table:table-cell office:value-type="float" office:value="144.5836">
                <text:p>144.5836</text:p>
              </table:table-cell>
              <table:table-cell office:value-type="float" office:value="1.69324212122001">
                <text:p>1.69324212122001</text:p>
              </table:table-cell>
              <table:table-cell office:value-type="float" office:value="1.69324212122001">
                <text:p>1.69324212122001</text:p>
              </table:table-cell>
              <table:table-cell office:value-type="float" office:value="161.1941">
                <text:p>161.1941</text:p>
              </table:table-cell>
              <table:table-cell office:value-type="float" office:value="1.09169729834099">
                <text:p>1.09169729834099</text:p>
              </table:table-cell>
              <table:table-cell office:value-type="float" office:value="1.09169729834099">
                <text:p>1.09169729834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D41:Sheet1.D72" chart:error-lower-range="Sheet1.D41:Sheet1.D72"/>
      <style:graphic-properties svg:stroke-width="0.08cm" svg:stroke-color="#d4ea6b" draw:fill-color="#d4ea6b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D41:Sheet1.D72" chart:error-lower-range="Sheet1.D41:Sheet1.D72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Sheet1.I41:Sheet1.I72" chart:error-lower-range="Sheet1.I41:Sheet1.I72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I41:Sheet1.I72" chart:error-lower-range="Sheet1.I41:Sheet1.I72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N41:Sheet1.N72" chart:error-lower-range="Sheet1.N41:Sheet1.N7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N41:Sheet1.N72" chart:error-lower-range="Sheet1.N41:Sheet1.N72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703cm" style:legend-expansion="high" chart:style-name="ch2"/>
        <chart:plot-area chart:style-name="ch3" table:cell-range-address="Sheet1.K41:Sheet1.L72 Sheet1.B38:Sheet1.B38 Sheet1.B41:Sheet1.B72 Sheet1.G38:Sheet1.G38 Sheet1.G41:Sheet1.G72 Sheet1.L38:Sheet1.L38" chart:data-source-has-labels="both" svg:x="1.331cm" svg:y="0.18cm" svg:width="11.814cm" svg:height="7.659cm">
          <chart:coordinate-region svg:x="2.508cm" svg:y="0.379cm" svg:width="10.637cm" svg:height="6.668cm"/>
          <chart:axis chart:dimension="x" chart:name="primary-x" chart:style-name="ch4" chartooo:axis-type="auto">
            <chartooo:date-scale/>
            <chart:title svg:x="6.387cm" svg:y="8.019cm" chart:style-name="ch5">
              <text:p>N. Threads</text:p>
            </chart:title>
            <chart:categories table:cell-range-address="Sheet1.K41:Sheet1.K72"/>
          </chart:axis>
          <chart:axis chart:dimension="y" chart:name="primary-y" chart:style-name="ch4">
            <chart:title svg:x="0.451cm" svg:y="5.984cm" chart:style-name="ch6">
              <text:p>Mean Execution Time (ms)</text:p>
            </chart:title>
            <chart:grid chart:style-name="ch7" chart:class="major"/>
          </chart:axis>
          <chart:series chart:style-name="ch8" chart:values-cell-range-address="Sheet1.B41:Sheet1.B72" chart:label-cell-address="Sheet1.B38:Sheet1.B38" chart:class="chart:line">
            <chart:error-indicator chart:style-name="ch9" chart:dimension="y"/>
            <chart:data-point chart:repeated="32"/>
          </chart:series>
          <chart:series chart:style-name="ch10" chart:values-cell-range-address="Sheet1.G41:Sheet1.G72" chart:label-cell-address="Sheet1.G38:Sheet1.G38" chart:class="chart:line">
            <chart:error-indicator chart:style-name="ch11" chart:dimension="y"/>
            <chart:data-point chart:repeated="32"/>
          </chart:series>
          <chart:series chart:style-name="ch12" chart:values-cell-range-address="Sheet1.L41:Sheet1.L72" chart:label-cell-address="Sheet1.L38:Sheet1.L38" chart:class="chart:line">
            <chart:error-indicator chart:style-name="ch13" chart:dimension="y"/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 MB</text:p>
                <draw:g>
                  <svg:desc>Sheet1.B38:Sheet1.B3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256 MB</text:p>
                <draw:g>
                  <svg:desc>Sheet1.G38:Sheet1.G3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512 MB</text:p>
                <draw:g>
                  <svg:desc>Sheet1.L38:Sheet1.L38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41:Sheet1.K72</svg:desc>
                </draw:g>
              </table:table-cell>
              <table:table-cell office:value-type="float" office:value="9291.773">
                <text:p>9291.773</text:p>
                <draw:g>
                  <svg:desc>Sheet1.B41:Sheet1.B72</svg:desc>
                </draw:g>
              </table:table-cell>
              <table:table-cell office:value-type="float" office:value="21.1440703196726">
                <text:p>21.1440703196726</text:p>
                <draw:g>
                  <svg:desc>Sheet1.D41:Sheet1.D72</svg:desc>
                </draw:g>
              </table:table-cell>
              <table:table-cell office:value-type="float" office:value="21.1440703196726">
                <text:p>21.1440703196726</text:p>
                <draw:g>
                  <svg:desc>Sheet1.D41:Sheet1.D72</svg:desc>
                </draw:g>
              </table:table-cell>
              <table:table-cell office:value-type="float" office:value="19404.99">
                <text:p>19404.99</text:p>
                <draw:g>
                  <svg:desc>Sheet1.G41:Sheet1.G72</svg:desc>
                </draw:g>
              </table:table-cell>
              <table:table-cell office:value-type="float" office:value="49.5206228316573">
                <text:p>49.5206228316573</text:p>
                <draw:g>
                  <svg:desc>Sheet1.I41:Sheet1.I72</svg:desc>
                </draw:g>
              </table:table-cell>
              <table:table-cell office:value-type="float" office:value="49.5206228316573">
                <text:p>49.5206228316573</text:p>
                <draw:g>
                  <svg:desc>Sheet1.I41:Sheet1.I72</svg:desc>
                </draw:g>
              </table:table-cell>
              <table:table-cell office:value-type="float" office:value="40071.82">
                <text:p>40071.82</text:p>
                <draw:g>
                  <svg:desc>Sheet1.L41:Sheet1.L72</svg:desc>
                </draw:g>
              </table:table-cell>
              <table:table-cell office:value-type="float" office:value="199.645366300699">
                <text:p>199.645366300699</text:p>
                <draw:g>
                  <svg:desc>Sheet1.N41:Sheet1.N72</svg:desc>
                </draw:g>
              </table:table-cell>
              <table:table-cell office:value-type="float" office:value="199.645366300699">
                <text:p>199.645366300699</text:p>
                <draw:g>
                  <svg:desc>Sheet1.N41:Sheet1.N7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013.106">
                <text:p>5013.106</text:p>
              </table:table-cell>
              <table:table-cell office:value-type="float" office:value="9.60511950187714">
                <text:p>9.60511950187714</text:p>
              </table:table-cell>
              <table:table-cell office:value-type="float" office:value="9.60511950187714">
                <text:p>9.60511950187714</text:p>
              </table:table-cell>
              <table:table-cell office:value-type="float" office:value="10348.66">
                <text:p>10348.66</text:p>
              </table:table-cell>
              <table:table-cell office:value-type="float" office:value="14.835234269441">
                <text:p>14.835234269441</text:p>
              </table:table-cell>
              <table:table-cell office:value-type="float" office:value="14.835234269441">
                <text:p>14.835234269441</text:p>
              </table:table-cell>
              <table:table-cell office:value-type="float" office:value="21323.43">
                <text:p>21323.43</text:p>
              </table:table-cell>
              <table:table-cell office:value-type="float" office:value="160.095588447141">
                <text:p>160.095588447141</text:p>
              </table:table-cell>
              <table:table-cell office:value-type="float" office:value="160.095588447141">
                <text:p>160.0955884471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59.556">
                <text:p>3559.556</text:p>
              </table:table-cell>
              <table:table-cell office:value-type="float" office:value="8.44376061204459">
                <text:p>8.44376061204459</text:p>
              </table:table-cell>
              <table:table-cell office:value-type="float" office:value="8.44376061204459">
                <text:p>8.44376061204459</text:p>
              </table:table-cell>
              <table:table-cell office:value-type="float" office:value="7348.721">
                <text:p>7348.721</text:p>
              </table:table-cell>
              <table:table-cell office:value-type="float" office:value="13.9006724554438">
                <text:p>13.9006724554438</text:p>
              </table:table-cell>
              <table:table-cell office:value-type="float" office:value="13.9006724554438">
                <text:p>13.9006724554438</text:p>
              </table:table-cell>
              <table:table-cell office:value-type="float" office:value="15122.49">
                <text:p>15122.49</text:p>
              </table:table-cell>
              <table:table-cell office:value-type="float" office:value="72.2549727833046">
                <text:p>72.2549727833046</text:p>
              </table:table-cell>
              <table:table-cell office:value-type="float" office:value="72.2549727833046">
                <text:p>72.25497278330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856.744">
                <text:p>2856.744</text:p>
              </table:table-cell>
              <table:table-cell office:value-type="float" office:value="4.20039503056901">
                <text:p>4.20039503056901</text:p>
              </table:table-cell>
              <table:table-cell office:value-type="float" office:value="4.20039503056901">
                <text:p>4.20039503056901</text:p>
              </table:table-cell>
              <table:table-cell office:value-type="float" office:value="5863.269">
                <text:p>5863.269</text:p>
              </table:table-cell>
              <table:table-cell office:value-type="float" office:value="11.7444831308854">
                <text:p>11.7444831308854</text:p>
              </table:table-cell>
              <table:table-cell office:value-type="float" office:value="11.7444831308854">
                <text:p>11.7444831308854</text:p>
              </table:table-cell>
              <table:table-cell office:value-type="float" office:value="12348.39">
                <text:p>12348.39</text:p>
              </table:table-cell>
              <table:table-cell office:value-type="float" office:value="58.7987993975457">
                <text:p>58.7987993975457</text:p>
              </table:table-cell>
              <table:table-cell office:value-type="float" office:value="58.7987993975457">
                <text:p>58.79879939754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73.257">
                <text:p>2473.257</text:p>
              </table:table-cell>
              <table:table-cell office:value-type="float" office:value="3.95841354408998">
                <text:p>3.95841354408998</text:p>
              </table:table-cell>
              <table:table-cell office:value-type="float" office:value="3.95841354408998">
                <text:p>3.95841354408998</text:p>
              </table:table-cell>
              <table:table-cell office:value-type="float" office:value="5157.623">
                <text:p>5157.623</text:p>
              </table:table-cell>
              <table:table-cell office:value-type="float" office:value="8.59935078618171">
                <text:p>8.59935078618171</text:p>
              </table:table-cell>
              <table:table-cell office:value-type="float" office:value="8.59935078618171">
                <text:p>8.59935078618171</text:p>
              </table:table-cell>
              <table:table-cell office:value-type="float" office:value="10750.81">
                <text:p>10750.81</text:p>
              </table:table-cell>
              <table:table-cell office:value-type="float" office:value="112.359486964437">
                <text:p>112.359486964437</text:p>
              </table:table-cell>
              <table:table-cell office:value-type="float" office:value="112.359486964437">
                <text:p>112.3594869644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23.494">
                <text:p>2323.494</text:p>
              </table:table-cell>
              <table:table-cell office:value-type="float" office:value="3.80503809188992">
                <text:p>3.80503809188992</text:p>
              </table:table-cell>
              <table:table-cell office:value-type="float" office:value="3.80503809188992">
                <text:p>3.80503809188992</text:p>
              </table:table-cell>
              <table:table-cell office:value-type="float" office:value="4902.306">
                <text:p>4902.306</text:p>
              </table:table-cell>
              <table:table-cell office:value-type="float" office:value="4.1716336413176">
                <text:p>4.1716336413176</text:p>
              </table:table-cell>
              <table:table-cell office:value-type="float" office:value="4.1716336413176">
                <text:p>4.1716336413176</text:p>
              </table:table-cell>
              <table:table-cell office:value-type="float" office:value="9975.362">
                <text:p>9975.362</text:p>
              </table:table-cell>
              <table:table-cell office:value-type="float" office:value="23.5928151724301">
                <text:p>23.5928151724301</text:p>
              </table:table-cell>
              <table:table-cell office:value-type="float" office:value="23.5928151724301">
                <text:p>23.59281517243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257.013">
                <text:p>2257.013</text:p>
              </table:table-cell>
              <table:table-cell office:value-type="float" office:value="7.98217670579896">
                <text:p>7.98217670579896</text:p>
              </table:table-cell>
              <table:table-cell office:value-type="float" office:value="7.98217670579896">
                <text:p>7.98217670579896</text:p>
              </table:table-cell>
              <table:table-cell office:value-type="float" office:value="4736.946">
                <text:p>4736.946</text:p>
              </table:table-cell>
              <table:table-cell office:value-type="float" office:value="9.0449251486343">
                <text:p>9.0449251486343</text:p>
              </table:table-cell>
              <table:table-cell office:value-type="float" office:value="9.0449251486343">
                <text:p>9.0449251486343</text:p>
              </table:table-cell>
              <table:table-cell office:value-type="float" office:value="9753.554">
                <text:p>9753.554</text:p>
              </table:table-cell>
              <table:table-cell office:value-type="float" office:value="124.431187513146">
                <text:p>124.431187513146</text:p>
              </table:table-cell>
              <table:table-cell office:value-type="float" office:value="124.431187513146">
                <text:p>124.431187513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01.795">
                <text:p>2301.795</text:p>
              </table:table-cell>
              <table:table-cell office:value-type="float" office:value="48.3239429974234">
                <text:p>48.3239429974234</text:p>
              </table:table-cell>
              <table:table-cell office:value-type="float" office:value="48.3239429974234">
                <text:p>48.3239429974234</text:p>
              </table:table-cell>
              <table:table-cell office:value-type="float" office:value="4754.968">
                <text:p>4754.968</text:p>
              </table:table-cell>
              <table:table-cell office:value-type="float" office:value="10.3131425919425">
                <text:p>10.3131425919425</text:p>
              </table:table-cell>
              <table:table-cell office:value-type="float" office:value="10.3131425919425">
                <text:p>10.3131425919425</text:p>
              </table:table-cell>
              <table:table-cell office:value-type="float" office:value="9518.427">
                <text:p>9518.427</text:p>
              </table:table-cell>
              <table:table-cell office:value-type="float" office:value="35.3369606620683">
                <text:p>35.3369606620683</text:p>
              </table:table-cell>
              <table:table-cell office:value-type="float" office:value="35.3369606620683">
                <text:p>35.33696066206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61.671">
                <text:p>2261.671</text:p>
              </table:table-cell>
              <table:table-cell office:value-type="float" office:value="3.91870220106199">
                <text:p>3.91870220106199</text:p>
              </table:table-cell>
              <table:table-cell office:value-type="float" office:value="3.91870220106199">
                <text:p>3.91870220106199</text:p>
              </table:table-cell>
              <table:table-cell office:value-type="float" office:value="4800.419">
                <text:p>4800.419</text:p>
              </table:table-cell>
              <table:table-cell office:value-type="float" office:value="80.1945356890219">
                <text:p>80.1945356890219</text:p>
              </table:table-cell>
              <table:table-cell office:value-type="float" office:value="80.1945356890219">
                <text:p>80.1945356890219</text:p>
              </table:table-cell>
              <table:table-cell office:value-type="float" office:value="9935.203">
                <text:p>9935.203</text:p>
              </table:table-cell>
              <table:table-cell office:value-type="float" office:value="37.4944929574378">
                <text:p>37.4944929574378</text:p>
              </table:table-cell>
              <table:table-cell office:value-type="float" office:value="37.4944929574378">
                <text:p>37.49449295743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82.586">
                <text:p>2182.586</text:p>
              </table:table-cell>
              <table:table-cell office:value-type="float" office:value="3.8847863991305">
                <text:p>3.8847863991305</text:p>
              </table:table-cell>
              <table:table-cell office:value-type="float" office:value="3.8847863991305">
                <text:p>3.8847863991305</text:p>
              </table:table-cell>
              <table:table-cell office:value-type="float" office:value="4611.534">
                <text:p>4611.534</text:p>
              </table:table-cell>
              <table:table-cell office:value-type="float" office:value="15.5090701050449">
                <text:p>15.5090701050449</text:p>
              </table:table-cell>
              <table:table-cell office:value-type="float" office:value="15.5090701050449">
                <text:p>15.5090701050449</text:p>
              </table:table-cell>
              <table:table-cell office:value-type="float" office:value="9651.92">
                <text:p>9651.92</text:p>
              </table:table-cell>
              <table:table-cell office:value-type="float" office:value="26.6839057359082">
                <text:p>26.6839057359082</text:p>
              </table:table-cell>
              <table:table-cell office:value-type="float" office:value="26.6839057359082">
                <text:p>26.68390573590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33.554">
                <text:p>2133.554</text:p>
              </table:table-cell>
              <table:table-cell office:value-type="float" office:value="2.26752802922857">
                <text:p>2.26752802922857</text:p>
              </table:table-cell>
              <table:table-cell office:value-type="float" office:value="2.26752802922857">
                <text:p>2.26752802922857</text:p>
              </table:table-cell>
              <table:table-cell office:value-type="float" office:value="4511.356">
                <text:p>4511.356</text:p>
              </table:table-cell>
              <table:table-cell office:value-type="float" office:value="5.5313813602005">
                <text:p>5.5313813602005</text:p>
              </table:table-cell>
              <table:table-cell office:value-type="float" office:value="5.5313813602005">
                <text:p>5.5313813602005</text:p>
              </table:table-cell>
              <table:table-cell office:value-type="float" office:value="9506.004">
                <text:p>9506.004</text:p>
              </table:table-cell>
              <table:table-cell office:value-type="float" office:value="46.7875485278086">
                <text:p>46.7875485278086</text:p>
              </table:table-cell>
              <table:table-cell office:value-type="float" office:value="46.7875485278086">
                <text:p>46.7875485278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17.21">
                <text:p>2117.21</text:p>
              </table:table-cell>
              <table:table-cell office:value-type="float" office:value="15.6198090205929">
                <text:p>15.6198090205929</text:p>
              </table:table-cell>
              <table:table-cell office:value-type="float" office:value="15.6198090205929">
                <text:p>15.6198090205929</text:p>
              </table:table-cell>
              <table:table-cell office:value-type="float" office:value="4454.019">
                <text:p>4454.019</text:p>
              </table:table-cell>
              <table:table-cell office:value-type="float" office:value="2.96044750975203">
                <text:p>2.96044750975203</text:p>
              </table:table-cell>
              <table:table-cell office:value-type="float" office:value="2.96044750975203">
                <text:p>2.96044750975203</text:p>
              </table:table-cell>
              <table:table-cell office:value-type="float" office:value="9354.705">
                <text:p>9354.705</text:p>
              </table:table-cell>
              <table:table-cell office:value-type="float" office:value="23.1434241176542">
                <text:p>23.1434241176542</text:p>
              </table:table-cell>
              <table:table-cell office:value-type="float" office:value="23.1434241176542">
                <text:p>23.14342411765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91.071">
                <text:p>2091.071</text:p>
              </table:table-cell>
              <table:table-cell office:value-type="float" office:value="1.92287339746476">
                <text:p>1.92287339746476</text:p>
              </table:table-cell>
              <table:table-cell office:value-type="float" office:value="1.92287339746476">
                <text:p>1.92287339746476</text:p>
              </table:table-cell>
              <table:table-cell office:value-type="float" office:value="4424.801">
                <text:p>4424.801</text:p>
              </table:table-cell>
              <table:table-cell office:value-type="float" office:value="5.76948168488383">
                <text:p>5.76948168488383</text:p>
              </table:table-cell>
              <table:table-cell office:value-type="float" office:value="5.76948168488383">
                <text:p>5.76948168488383</text:p>
              </table:table-cell>
              <table:table-cell office:value-type="float" office:value="9326.579">
                <text:p>9326.579</text:p>
              </table:table-cell>
              <table:table-cell office:value-type="float" office:value="36.9432385607129">
                <text:p>36.9432385607129</text:p>
              </table:table-cell>
              <table:table-cell office:value-type="float" office:value="36.9432385607129">
                <text:p>36.94323856071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01.352">
                <text:p>2101.352</text:p>
              </table:table-cell>
              <table:table-cell office:value-type="float" office:value="3.06867441105785">
                <text:p>3.06867441105785</text:p>
              </table:table-cell>
              <table:table-cell office:value-type="float" office:value="3.06867441105785">
                <text:p>3.06867441105785</text:p>
              </table:table-cell>
              <table:table-cell office:value-type="float" office:value="4435.057">
                <text:p>4435.057</text:p>
              </table:table-cell>
              <table:table-cell office:value-type="float" office:value="5.43156048409437">
                <text:p>5.43156048409437</text:p>
              </table:table-cell>
              <table:table-cell office:value-type="float" office:value="5.43156048409437">
                <text:p>5.43156048409437</text:p>
              </table:table-cell>
              <table:table-cell office:value-type="float" office:value="9276.709">
                <text:p>9276.709</text:p>
              </table:table-cell>
              <table:table-cell office:value-type="float" office:value="61.6360349320081">
                <text:p>61.6360349320081</text:p>
              </table:table-cell>
              <table:table-cell office:value-type="float" office:value="61.6360349320081">
                <text:p>61.636034932008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18.394">
                <text:p>2118.394</text:p>
              </table:table-cell>
              <table:table-cell office:value-type="float" office:value="2.94568988379614">
                <text:p>2.94568988379614</text:p>
              </table:table-cell>
              <table:table-cell office:value-type="float" office:value="2.94568988379614">
                <text:p>2.94568988379614</text:p>
              </table:table-cell>
              <table:table-cell office:value-type="float" office:value="4486.581">
                <text:p>4486.581</text:p>
              </table:table-cell>
              <table:table-cell office:value-type="float" office:value="4.96284438472982">
                <text:p>4.96284438472982</text:p>
              </table:table-cell>
              <table:table-cell office:value-type="float" office:value="4.96284438472982">
                <text:p>4.96284438472982</text:p>
              </table:table-cell>
              <table:table-cell office:value-type="float" office:value="9276.241">
                <text:p>9276.241</text:p>
              </table:table-cell>
              <table:table-cell office:value-type="float" office:value="38.4878685912904">
                <text:p>38.4878685912904</text:p>
              </table:table-cell>
              <table:table-cell office:value-type="float" office:value="38.4878685912904">
                <text:p>38.48786859129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262.167">
                <text:p>2262.167</text:p>
              </table:table-cell>
              <table:table-cell office:value-type="float" office:value="4.66869386544855">
                <text:p>4.66869386544855</text:p>
              </table:table-cell>
              <table:table-cell office:value-type="float" office:value="4.66869386544855">
                <text:p>4.66869386544855</text:p>
              </table:table-cell>
              <table:table-cell office:value-type="float" office:value="4726.407">
                <text:p>4726.407</text:p>
              </table:table-cell>
              <table:table-cell office:value-type="float" office:value="9.90133122443455">
                <text:p>9.90133122443455</text:p>
              </table:table-cell>
              <table:table-cell office:value-type="float" office:value="9.90133122443455">
                <text:p>9.90133122443455</text:p>
              </table:table-cell>
              <table:table-cell office:value-type="float" office:value="9340.638">
                <text:p>9340.638</text:p>
              </table:table-cell>
              <table:table-cell office:value-type="float" office:value="22.654712434667">
                <text:p>22.654712434667</text:p>
              </table:table-cell>
              <table:table-cell office:value-type="float" office:value="22.654712434667">
                <text:p>22.654712434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04.684">
                <text:p>2304.684</text:p>
              </table:table-cell>
              <table:table-cell office:value-type="float" office:value="5.05197056120947">
                <text:p>5.05197056120947</text:p>
              </table:table-cell>
              <table:table-cell office:value-type="float" office:value="5.05197056120947">
                <text:p>5.05197056120947</text:p>
              </table:table-cell>
              <table:table-cell office:value-type="float" office:value="4769.58">
                <text:p>4769.58</text:p>
              </table:table-cell>
              <table:table-cell office:value-type="float" office:value="8.64246582607114">
                <text:p>8.64246582607114</text:p>
              </table:table-cell>
              <table:table-cell office:value-type="float" office:value="8.64246582607114">
                <text:p>8.64246582607114</text:p>
              </table:table-cell>
              <table:table-cell office:value-type="float" office:value="10019.25">
                <text:p>10019.25</text:p>
              </table:table-cell>
              <table:table-cell office:value-type="float" office:value="9.44071925223789">
                <text:p>9.44071925223789</text:p>
              </table:table-cell>
              <table:table-cell office:value-type="float" office:value="9.44071925223789">
                <text:p>9.440719252237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76.853">
                <text:p>2276.853</text:p>
              </table:table-cell>
              <table:table-cell office:value-type="float" office:value="2.41890234436117">
                <text:p>2.41890234436117</text:p>
              </table:table-cell>
              <table:table-cell office:value-type="float" office:value="2.41890234436117">
                <text:p>2.41890234436117</text:p>
              </table:table-cell>
              <table:table-cell office:value-type="float" office:value="4764.697">
                <text:p>4764.697</text:p>
              </table:table-cell>
              <table:table-cell office:value-type="float" office:value="10.0582454430419">
                <text:p>10.0582454430419</text:p>
              </table:table-cell>
              <table:table-cell office:value-type="float" office:value="10.0582454430419">
                <text:p>10.0582454430419</text:p>
              </table:table-cell>
              <table:table-cell office:value-type="float" office:value="9978.862">
                <text:p>9978.862</text:p>
              </table:table-cell>
              <table:table-cell office:value-type="float" office:value="6.71671062785911">
                <text:p>6.71671062785911</text:p>
              </table:table-cell>
              <table:table-cell office:value-type="float" office:value="6.71671062785911">
                <text:p>6.716710627859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232.855">
                <text:p>2232.855</text:p>
              </table:table-cell>
              <table:table-cell office:value-type="float" office:value="6.35955964589977">
                <text:p>6.35955964589977</text:p>
              </table:table-cell>
              <table:table-cell office:value-type="float" office:value="6.35955964589977">
                <text:p>6.35955964589977</text:p>
              </table:table-cell>
              <table:table-cell office:value-type="float" office:value="4664.711">
                <text:p>4664.711</text:p>
              </table:table-cell>
              <table:table-cell office:value-type="float" office:value="2.98978635021956">
                <text:p>2.98978635021956</text:p>
              </table:table-cell>
              <table:table-cell office:value-type="float" office:value="2.98978635021956">
                <text:p>2.98978635021956</text:p>
              </table:table-cell>
              <table:table-cell office:value-type="float" office:value="9793.373">
                <text:p>9793.373</text:p>
              </table:table-cell>
              <table:table-cell office:value-type="float" office:value="13.4435315900803">
                <text:p>13.4435315900803</text:p>
              </table:table-cell>
              <table:table-cell office:value-type="float" office:value="13.4435315900803">
                <text:p>13.44353159008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07.347">
                <text:p>2207.347</text:p>
              </table:table-cell>
              <table:table-cell office:value-type="float" office:value="2.90728732448756">
                <text:p>2.90728732448756</text:p>
              </table:table-cell>
              <table:table-cell office:value-type="float" office:value="2.90728732448756">
                <text:p>2.90728732448756</text:p>
              </table:table-cell>
              <table:table-cell office:value-type="float" office:value="4616.242">
                <text:p>4616.242</text:p>
              </table:table-cell>
              <table:table-cell office:value-type="float" office:value="7.73642681649565">
                <text:p>7.73642681649565</text:p>
              </table:table-cell>
              <table:table-cell office:value-type="float" office:value="7.73642681649565">
                <text:p>7.73642681649565</text:p>
              </table:table-cell>
              <table:table-cell office:value-type="float" office:value="9563.204">
                <text:p>9563.204</text:p>
              </table:table-cell>
              <table:table-cell office:value-type="float" office:value="13.9385416216382">
                <text:p>13.9385416216382</text:p>
              </table:table-cell>
              <table:table-cell office:value-type="float" office:value="13.9385416216382">
                <text:p>13.938541621638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89.23">
                <text:p>2189.23</text:p>
              </table:table-cell>
              <table:table-cell office:value-type="float" office:value="2.39808621882785">
                <text:p>2.39808621882785</text:p>
              </table:table-cell>
              <table:table-cell office:value-type="float" office:value="2.39808621882785">
                <text:p>2.39808621882785</text:p>
              </table:table-cell>
              <table:table-cell office:value-type="float" office:value="4591.749">
                <text:p>4591.749</text:p>
              </table:table-cell>
              <table:table-cell office:value-type="float" office:value="6.33227830817039">
                <text:p>6.33227830817039</text:p>
              </table:table-cell>
              <table:table-cell office:value-type="float" office:value="6.33227830817039">
                <text:p>6.33227830817039</text:p>
              </table:table-cell>
              <table:table-cell office:value-type="float" office:value="9456.218">
                <text:p>9456.218</text:p>
              </table:table-cell>
              <table:table-cell office:value-type="float" office:value="10.7665986389189">
                <text:p>10.7665986389189</text:p>
              </table:table-cell>
              <table:table-cell office:value-type="float" office:value="10.7665986389189">
                <text:p>10.766598638918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79.985">
                <text:p>2179.985</text:p>
              </table:table-cell>
              <table:table-cell office:value-type="float" office:value="12.4402863952089">
                <text:p>12.4402863952089</text:p>
              </table:table-cell>
              <table:table-cell office:value-type="float" office:value="12.4402863952089">
                <text:p>12.4402863952089</text:p>
              </table:table-cell>
              <table:table-cell office:value-type="float" office:value="4568.12">
                <text:p>4568.12</text:p>
              </table:table-cell>
              <table:table-cell office:value-type="float" office:value="5.70964866198768">
                <text:p>5.70964866198768</text:p>
              </table:table-cell>
              <table:table-cell office:value-type="float" office:value="5.70964866198768">
                <text:p>5.70964866198768</text:p>
              </table:table-cell>
              <table:table-cell office:value-type="float" office:value="9437.011">
                <text:p>9437.011</text:p>
              </table:table-cell>
              <table:table-cell office:value-type="float" office:value="10.1912140125969">
                <text:p>10.1912140125969</text:p>
              </table:table-cell>
              <table:table-cell office:value-type="float" office:value="10.1912140125969">
                <text:p>10.19121401259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224.846">
                <text:p>2224.846</text:p>
              </table:table-cell>
              <table:table-cell office:value-type="float" office:value="74.1929786176722">
                <text:p>74.1929786176722</text:p>
              </table:table-cell>
              <table:table-cell office:value-type="float" office:value="74.1929786176722">
                <text:p>74.1929786176722</text:p>
              </table:table-cell>
              <table:table-cell office:value-type="float" office:value="4572.041">
                <text:p>4572.041</text:p>
              </table:table-cell>
              <table:table-cell office:value-type="float" office:value="4.72737412737281">
                <text:p>4.72737412737281</text:p>
              </table:table-cell>
              <table:table-cell office:value-type="float" office:value="4.72737412737281">
                <text:p>4.72737412737281</text:p>
              </table:table-cell>
              <table:table-cell office:value-type="float" office:value="9441.107">
                <text:p>9441.107</text:p>
              </table:table-cell>
              <table:table-cell office:value-type="float" office:value="10.63150263059">
                <text:p>10.63150263059</text:p>
              </table:table-cell>
              <table:table-cell office:value-type="float" office:value="10.63150263059">
                <text:p>10.631502630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00.251">
                <text:p>2200.251</text:p>
              </table:table-cell>
              <table:table-cell office:value-type="float" office:value="42.7683290967843">
                <text:p>42.7683290967843</text:p>
              </table:table-cell>
              <table:table-cell office:value-type="float" office:value="42.7683290967843">
                <text:p>42.7683290967843</text:p>
              </table:table-cell>
              <table:table-cell office:value-type="float" office:value="4569.462">
                <text:p>4569.462</text:p>
              </table:table-cell>
              <table:table-cell office:value-type="float" office:value="5.30331937238569">
                <text:p>5.30331937238569</text:p>
              </table:table-cell>
              <table:table-cell office:value-type="float" office:value="5.30331937238569">
                <text:p>5.30331937238569</text:p>
              </table:table-cell>
              <table:table-cell office:value-type="float" office:value="9445.834">
                <text:p>9445.834</text:p>
              </table:table-cell>
              <table:table-cell office:value-type="float" office:value="13.894489348239">
                <text:p>13.894489348239</text:p>
              </table:table-cell>
              <table:table-cell office:value-type="float" office:value="13.894489348239">
                <text:p>13.89448934823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91.946">
                <text:p>2191.946</text:p>
              </table:table-cell>
              <table:table-cell office:value-type="float" office:value="13.2571773957726">
                <text:p>13.2571773957726</text:p>
              </table:table-cell>
              <table:table-cell office:value-type="float" office:value="13.2571773957726">
                <text:p>13.2571773957726</text:p>
              </table:table-cell>
              <table:table-cell office:value-type="float" office:value="4557.472">
                <text:p>4557.472</text:p>
              </table:table-cell>
              <table:table-cell office:value-type="float" office:value="6.78394773817575">
                <text:p>6.78394773817575</text:p>
              </table:table-cell>
              <table:table-cell office:value-type="float" office:value="6.78394773817575">
                <text:p>6.78394773817575</text:p>
              </table:table-cell>
              <table:table-cell office:value-type="float" office:value="9462.267">
                <text:p>9462.267</text:p>
              </table:table-cell>
              <table:table-cell office:value-type="float" office:value="17.6323474729627">
                <text:p>17.6323474729627</text:p>
              </table:table-cell>
              <table:table-cell office:value-type="float" office:value="17.6323474729627">
                <text:p>17.632347472962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163.301">
                <text:p>2163.301</text:p>
              </table:table-cell>
              <table:table-cell office:value-type="float" office:value="23.2182554991466">
                <text:p>23.2182554991466</text:p>
              </table:table-cell>
              <table:table-cell office:value-type="float" office:value="23.2182554991466">
                <text:p>23.2182554991466</text:p>
              </table:table-cell>
              <table:table-cell office:value-type="float" office:value="4569.686">
                <text:p>4569.686</text:p>
              </table:table-cell>
              <table:table-cell office:value-type="float" office:value="3.85368462213631">
                <text:p>3.85368462213631</text:p>
              </table:table-cell>
              <table:table-cell office:value-type="float" office:value="3.85368462213631">
                <text:p>3.85368462213631</text:p>
              </table:table-cell>
              <table:table-cell office:value-type="float" office:value="9447.268">
                <text:p>9447.268</text:p>
              </table:table-cell>
              <table:table-cell office:value-type="float" office:value="18.2749825029365">
                <text:p>18.2749825029365</text:p>
              </table:table-cell>
              <table:table-cell office:value-type="float" office:value="18.2749825029365">
                <text:p>18.274982502936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163.725">
                <text:p>2163.725</text:p>
              </table:table-cell>
              <table:table-cell office:value-type="float" office:value="21.7024151426796">
                <text:p>21.7024151426796</text:p>
              </table:table-cell>
              <table:table-cell office:value-type="float" office:value="21.7024151426796">
                <text:p>21.7024151426796</text:p>
              </table:table-cell>
              <table:table-cell office:value-type="float" office:value="4574.386">
                <text:p>4574.386</text:p>
              </table:table-cell>
              <table:table-cell office:value-type="float" office:value="5.5876867876984">
                <text:p>5.5876867876984</text:p>
              </table:table-cell>
              <table:table-cell office:value-type="float" office:value="5.5876867876984">
                <text:p>5.5876867876984</text:p>
              </table:table-cell>
              <table:table-cell office:value-type="float" office:value="9421.021">
                <text:p>9421.021</text:p>
              </table:table-cell>
              <table:table-cell office:value-type="float" office:value="19.3975928910707">
                <text:p>19.3975928910707</text:p>
              </table:table-cell>
              <table:table-cell office:value-type="float" office:value="19.3975928910707">
                <text:p>19.39759289107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160.963">
                <text:p>2160.963</text:p>
              </table:table-cell>
              <table:table-cell office:value-type="float" office:value="22.0351992582459">
                <text:p>22.0351992582459</text:p>
              </table:table-cell>
              <table:table-cell office:value-type="float" office:value="22.0351992582459">
                <text:p>22.0351992582459</text:p>
              </table:table-cell>
              <table:table-cell office:value-type="float" office:value="4628.053">
                <text:p>4628.053</text:p>
              </table:table-cell>
              <table:table-cell office:value-type="float" office:value="31.7959920574571">
                <text:p>31.7959920574571</text:p>
              </table:table-cell>
              <table:table-cell office:value-type="float" office:value="31.7959920574571">
                <text:p>31.7959920574571</text:p>
              </table:table-cell>
              <table:table-cell office:value-type="float" office:value="9383.756">
                <text:p>9383.756</text:p>
              </table:table-cell>
              <table:table-cell office:value-type="float" office:value="15.3322420868877">
                <text:p>15.3322420868877</text:p>
              </table:table-cell>
              <table:table-cell office:value-type="float" office:value="15.3322420868877">
                <text:p>15.33224208688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157.275">
                <text:p>2157.275</text:p>
              </table:table-cell>
              <table:table-cell office:value-type="float" office:value="17.3428783374306">
                <text:p>17.3428783374306</text:p>
              </table:table-cell>
              <table:table-cell office:value-type="float" office:value="17.3428783374306">
                <text:p>17.3428783374306</text:p>
              </table:table-cell>
              <table:table-cell office:value-type="float" office:value="4565.821">
                <text:p>4565.821</text:p>
              </table:table-cell>
              <table:table-cell office:value-type="float" office:value="5.09548541083638">
                <text:p>5.09548541083638</text:p>
              </table:table-cell>
              <table:table-cell office:value-type="float" office:value="5.09548541083638">
                <text:p>5.09548541083638</text:p>
              </table:table-cell>
              <table:table-cell office:value-type="float" office:value="9341.782">
                <text:p>9341.782</text:p>
              </table:table-cell>
              <table:table-cell office:value-type="float" office:value="17.5109950444412">
                <text:p>17.5109950444412</text:p>
              </table:table-cell>
              <table:table-cell office:value-type="float" office:value="17.5109950444412">
                <text:p>17.51099504444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173.47">
                <text:p>2173.47</text:p>
              </table:table-cell>
              <table:table-cell office:value-type="float" office:value="13.3269355357138">
                <text:p>13.3269355357138</text:p>
              </table:table-cell>
              <table:table-cell office:value-type="float" office:value="13.3269355357138">
                <text:p>13.3269355357138</text:p>
              </table:table-cell>
              <table:table-cell office:value-type="float" office:value="4557.318">
                <text:p>4557.318</text:p>
              </table:table-cell>
              <table:table-cell office:value-type="float" office:value="6.43376686771403">
                <text:p>6.43376686771403</text:p>
              </table:table-cell>
              <table:table-cell office:value-type="float" office:value="6.43376686771403">
                <text:p>6.43376686771403</text:p>
              </table:table-cell>
              <table:table-cell office:value-type="float" office:value="9344.784">
                <text:p>9344.784</text:p>
              </table:table-cell>
              <table:table-cell office:value-type="float" office:value="20.4201465110431">
                <text:p>20.4201465110431</text:p>
              </table:table-cell>
              <table:table-cell office:value-type="float" office:value="20.4201465110431">
                <text:p>20.42014651104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193.752">
                <text:p>2193.752</text:p>
              </table:table-cell>
              <table:table-cell office:value-type="float" office:value="4.53720707750457">
                <text:p>4.53720707750457</text:p>
              </table:table-cell>
              <table:table-cell office:value-type="float" office:value="4.53720707750457">
                <text:p>4.53720707750457</text:p>
              </table:table-cell>
              <table:table-cell office:value-type="float" office:value="4559.49">
                <text:p>4559.49</text:p>
              </table:table-cell>
              <table:table-cell office:value-type="float" office:value="6.64612134135396">
                <text:p>6.64612134135396</text:p>
              </table:table-cell>
              <table:table-cell office:value-type="float" office:value="6.64612134135396">
                <text:p>6.64612134135396</text:p>
              </table:table-cell>
              <table:table-cell office:value-type="float" office:value="9375.255">
                <text:p>9375.255</text:p>
              </table:table-cell>
              <table:table-cell office:value-type="float" office:value="38.9117974924737">
                <text:p>38.9117974924737</text:p>
              </table:table-cell>
              <table:table-cell office:value-type="float" office:value="38.9117974924737">
                <text:p>38.91179749247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95.963">
                <text:p>2195.963</text:p>
              </table:table-cell>
              <table:table-cell office:value-type="float" office:value="2.96548883936803">
                <text:p>2.96548883936803</text:p>
              </table:table-cell>
              <table:table-cell office:value-type="float" office:value="2.96548883936803">
                <text:p>2.96548883936803</text:p>
              </table:table-cell>
              <table:table-cell office:value-type="float" office:value="4547.231">
                <text:p>4547.231</text:p>
              </table:table-cell>
              <table:table-cell office:value-type="float" office:value="10.0595716412016">
                <text:p>10.0595716412016</text:p>
              </table:table-cell>
              <table:table-cell office:value-type="float" office:value="10.0595716412016">
                <text:p>10.0595716412016</text:p>
              </table:table-cell>
              <table:table-cell office:value-type="float" office:value="9369.078">
                <text:p>9369.078</text:p>
              </table:table-cell>
              <table:table-cell office:value-type="float" office:value="43.1340107462183">
                <text:p>43.1340107462183</text:p>
              </table:table-cell>
              <table:table-cell office:value-type="float" office:value="43.1340107462183">
                <text:p>43.1340107462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2.956cm" style:legend-expansion="high" chart:style-name="ch2"/>
        <chart:plot-area chart:style-name="ch3" table:cell-range-address="Sheet1.A4:Sheet1.A35 Sheet1.B1:Sheet1.B1 Sheet1.C4:Sheet1.C35 Sheet1.G1:Sheet1.G1 Sheet1.H4:Sheet1.H35 Sheet1.L1:Sheet1.L1 Sheet1.M4:Sheet1.M35 Sheet1.B38:Sheet1.B38 Sheet1.C41:Sheet1.C72 Sheet1.G38:Sheet1.G38 Sheet1.H41:Sheet1.H72 Sheet1.L38:Sheet1.L38 Sheet1.M41:Sheet1.M72" chart:data-source-has-labels="both" svg:x="1.331cm" svg:y="0.18cm" svg:width="11.814cm" svg:height="7.659cm">
          <chart:coordinate-region svg:x="2.058cm" svg:y="0.379cm" svg:width="11.087cm" svg:height="6.668cm"/>
          <chart:axis chart:dimension="x" chart:name="primary-x" chart:style-name="ch4" chartooo:axis-type="auto">
            <chartooo:date-scale/>
            <chart:title svg:x="6.387cm" svg:y="8.019cm" chart:style-name="ch5">
              <text:p>N. Threads</text:p>
            </chart:title>
            <chart:categories table:cell-range-address="Sheet1.A4:Sheet1.A35"/>
          </chart:axis>
          <chart:axis chart:dimension="y" chart:name="primary-y" chart:style-name="ch4">
            <chart:title svg:x="0.451cm" svg:y="4.728cm" chart:style-name="ch6">
              <text:p>Speedup</text:p>
            </chart:title>
            <chart:grid chart:style-name="ch7" chart:class="major"/>
          </chart:axis>
          <chart:series chart:style-name="ch8" chart:values-cell-range-address="Sheet1.C4:Sheet1.C35" chart:label-cell-address="Sheet1.B1:Sheet1.B1" chart:class="chart:line">
            <chart:data-point chart:repeated="32"/>
          </chart:series>
          <chart:series chart:style-name="ch9" chart:values-cell-range-address="Sheet1.H4:Sheet1.H35" chart:label-cell-address="Sheet1.G1:Sheet1.G1" chart:class="chart:line">
            <chart:data-point chart:repeated="32"/>
          </chart:series>
          <chart:series chart:style-name="ch10" chart:values-cell-range-address="Sheet1.M4:Sheet1.M35" chart:label-cell-address="Sheet1.L1:Sheet1.L1" chart:class="chart:line">
            <chart:data-point chart:repeated="32"/>
          </chart:series>
          <chart:series chart:style-name="ch11" chart:values-cell-range-address="Sheet1.C41:Sheet1.C72" chart:label-cell-address="Sheet1.B38:Sheet1.B38" chart:class="chart:line">
            <chart:data-point chart:repeated="32"/>
          </chart:series>
          <chart:series chart:style-name="ch12" chart:values-cell-range-address="Sheet1.H41:Sheet1.H72" chart:label-cell-address="Sheet1.G38:Sheet1.G38" chart:class="chart:line">
            <chart:data-point chart:repeated="32"/>
          </chart:series>
          <chart:series chart:style-name="ch13" chart:values-cell-range-address="Sheet1.M41:Sheet1.M72" chart:label-cell-address="Sheet1.L38:Sheet1.L38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KB</text:p>
                <draw:g>
                  <svg:desc>Sheet1.B1:Sheet1.B1</svg:desc>
                </draw:g>
              </table:table-cell>
              <table:table-cell office:value-type="string">
                <text:p>2 MB</text:p>
                <draw:g>
                  <svg:desc>Sheet1.G1:Sheet1.G1</svg:desc>
                </draw:g>
              </table:table-cell>
              <table:table-cell office:value-type="string">
                <text:p>4 MB</text:p>
                <draw:g>
                  <svg:desc>Sheet1.L1:Sheet1.L1</svg:desc>
                </draw:g>
              </table:table-cell>
              <table:table-cell office:value-type="string">
                <text:p>128 MB</text:p>
                <draw:g>
                  <svg:desc>Sheet1.B38:Sheet1.B38</svg:desc>
                </draw:g>
              </table:table-cell>
              <table:table-cell office:value-type="string">
                <text:p>256 MB</text:p>
                <draw:g>
                  <svg:desc>Sheet1.G38:Sheet1.G38</svg:desc>
                </draw:g>
              </table:table-cell>
              <table:table-cell office:value-type="string">
                <text:p>512 MB</text:p>
                <draw:g>
                  <svg:desc>Sheet1.L38:Sheet1.L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:Sheet1.A35</svg:desc>
                </draw:g>
              </table:table-cell>
              <table:table-cell office:value-type="float" office:value="1">
                <text:p>1</text:p>
                <draw:g>
                  <svg:desc>Sheet1.C4:Sheet1.C35</svg:desc>
                </draw:g>
              </table:table-cell>
              <table:table-cell office:value-type="float" office:value="1">
                <text:p>1</text:p>
                <draw:g>
                  <svg:desc>Sheet1.H4:Sheet1.H35</svg:desc>
                </draw:g>
              </table:table-cell>
              <table:table-cell office:value-type="float" office:value="1">
                <text:p>1</text:p>
                <draw:g>
                  <svg:desc>Sheet1.M4:Sheet1.M35</svg:desc>
                </draw:g>
              </table:table-cell>
              <table:table-cell office:value-type="float" office:value="1">
                <text:p>1</text:p>
                <draw:g>
                  <svg:desc>Sheet1.C41:Sheet1.C72</svg:desc>
                </draw:g>
              </table:table-cell>
              <table:table-cell office:value-type="float" office:value="1">
                <text:p>1</text:p>
                <draw:g>
                  <svg:desc>Sheet1.H41:Sheet1.H72</svg:desc>
                </draw:g>
              </table:table-cell>
              <table:table-cell office:value-type="float" office:value="1">
                <text:p>1</text:p>
                <draw:g>
                  <svg:desc>Sheet1.M41:Sheet1.M7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10113900477099">
                <text:p>2.10113900477099</text:p>
              </table:table-cell>
              <table:table-cell office:value-type="float" office:value="2.03493609190358">
                <text:p>2.03493609190358</text:p>
              </table:table-cell>
              <table:table-cell office:value-type="float" office:value="1.90932141882746">
                <text:p>1.90932141882746</text:p>
              </table:table-cell>
              <table:table-cell office:value-type="float" office:value="1.85349621571936">
                <text:p>1.85349621571936</text:p>
              </table:table-cell>
              <table:table-cell office:value-type="float" office:value="1.87512103016236">
                <text:p>1.87512103016236</text:p>
              </table:table-cell>
              <table:table-cell office:value-type="float" office:value="1.87923894045189">
                <text:p>1.8792389404518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4950925730164">
                <text:p>2.4950925730164</text:p>
              </table:table-cell>
              <table:table-cell office:value-type="float" office:value="2.96474215947022">
                <text:p>2.96474215947022</text:p>
              </table:table-cell>
              <table:table-cell office:value-type="float" office:value="2.92797196540805">
                <text:p>2.92797196540805</text:p>
              </table:table-cell>
              <table:table-cell office:value-type="float" office:value="2.61037415902433">
                <text:p>2.61037415902433</text:p>
              </table:table-cell>
              <table:table-cell office:value-type="float" office:value="2.64059419319362">
                <text:p>2.64059419319362</text:p>
              </table:table-cell>
              <table:table-cell office:value-type="float" office:value="2.6498162670301">
                <text:p>2.64981626703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69635364035397">
                <text:p>2.69635364035397</text:p>
              </table:table-cell>
              <table:table-cell office:value-type="float" office:value="3.79145634724747">
                <text:p>3.79145634724747</text:p>
              </table:table-cell>
              <table:table-cell office:value-type="float" office:value="3.87036207756588">
                <text:p>3.87036207756588</text:p>
              </table:table-cell>
              <table:table-cell office:value-type="float" office:value="3.25257460941547">
                <text:p>3.25257460941547</text:p>
              </table:table-cell>
              <table:table-cell office:value-type="float" office:value="3.30958548891412">
                <text:p>3.30958548891412</text:p>
              </table:table-cell>
              <table:table-cell office:value-type="float" office:value="3.24510482743094">
                <text:p>3.245104827430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7713405352334">
                <text:p>2.37713405352334</text:p>
              </table:table-cell>
              <table:table-cell office:value-type="float" office:value="3.88505938994234">
                <text:p>3.88505938994234</text:p>
              </table:table-cell>
              <table:table-cell office:value-type="float" office:value="4.3587825980739">
                <text:p>4.3587825980739</text:p>
              </table:table-cell>
              <table:table-cell office:value-type="float" office:value="3.75689748376331">
                <text:p>3.75689748376331</text:p>
              </table:table-cell>
              <table:table-cell office:value-type="float" office:value="3.76239015530992">
                <text:p>3.76239015530992</text:p>
              </table:table-cell>
              <table:table-cell office:value-type="float" office:value="3.72733031278573">
                <text:p>3.727330312785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1277302344701">
                <text:p>2.1277302344701</text:p>
              </table:table-cell>
              <table:table-cell office:value-type="float" office:value="3.84426318760136">
                <text:p>3.84426318760136</text:p>
              </table:table-cell>
              <table:table-cell office:value-type="float" office:value="4.56009293365745">
                <text:p>4.56009293365745</text:p>
              </table:table-cell>
              <table:table-cell office:value-type="float" office:value="3.99905185896757">
                <text:p>3.99905185896757</text:p>
              </table:table-cell>
              <table:table-cell office:value-type="float" office:value="3.95833919792033">
                <text:p>3.95833919792033</text:p>
              </table:table-cell>
              <table:table-cell office:value-type="float" office:value="4.01707927992989">
                <text:p>4.017079279929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0888373879384">
                <text:p>1.80888373879384</text:p>
              </table:table-cell>
              <table:table-cell office:value-type="float" office:value="3.65951884259431">
                <text:p>3.65951884259431</text:p>
              </table:table-cell>
              <table:table-cell office:value-type="float" office:value="4.60286467063727">
                <text:p>4.60286467063727</text:p>
              </table:table-cell>
              <table:table-cell office:value-type="float" office:value="4.1168451400147">
                <text:p>4.1168451400147</text:p>
              </table:table-cell>
              <table:table-cell office:value-type="float" office:value="4.09651914967998">
                <text:p>4.09651914967998</text:p>
              </table:table-cell>
              <table:table-cell office:value-type="float" office:value="4.10843268002617">
                <text:p>4.108432680026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5963490050028">
                <text:p>1.65963490050028</text:p>
              </table:table-cell>
              <table:table-cell office:value-type="float" office:value="3.48605637078069">
                <text:p>3.48605637078069</text:p>
              </table:table-cell>
              <table:table-cell office:value-type="float" office:value="4.4646052505257">
                <text:p>4.4646052505257</text:p>
              </table:table-cell>
              <table:table-cell office:value-type="float" office:value="4.03675088354958">
                <text:p>4.03675088354958</text:p>
              </table:table-cell>
              <table:table-cell office:value-type="float" office:value="4.08099276377885">
                <text:p>4.08099276377885</text:p>
              </table:table-cell>
              <table:table-cell office:value-type="float" office:value="4.20992039966268">
                <text:p>4.2099203996626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4905912040501">
                <text:p>1.44905912040501</text:p>
              </table:table-cell>
              <table:table-cell office:value-type="float" office:value="3.32685469659814">
                <text:p>3.32685469659814</text:p>
              </table:table-cell>
              <table:table-cell office:value-type="float" office:value="4.38510592994783">
                <text:p>4.38510592994783</text:p>
              </table:table-cell>
              <table:table-cell office:value-type="float" office:value="4.10836633621778">
                <text:p>4.10836633621778</text:p>
              </table:table-cell>
              <table:table-cell office:value-type="float" office:value="4.04235338623566">
                <text:p>4.04235338623566</text:p>
              </table:table-cell>
              <table:table-cell office:value-type="float" office:value="4.03331668210504">
                <text:p>4.033316682105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1195487422642">
                <text:p>1.31195487422642</text:p>
              </table:table-cell>
              <table:table-cell office:value-type="float" office:value="3.1127160453338">
                <text:p>3.1127160453338</text:p>
              </table:table-cell>
              <table:table-cell office:value-type="float" office:value="4.32664804604245">
                <text:p>4.32664804604245</text:p>
              </table:table-cell>
              <table:table-cell office:value-type="float" office:value="4.25723110108834">
                <text:p>4.25723110108834</text:p>
              </table:table-cell>
              <table:table-cell office:value-type="float" office:value="4.20792517197098">
                <text:p>4.20792517197098</text:p>
              </table:table-cell>
              <table:table-cell office:value-type="float" office:value="4.1516941706935">
                <text:p>4.15169417069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6876537886042">
                <text:p>1.16876537886042</text:p>
              </table:table-cell>
              <table:table-cell office:value-type="float" office:value="2.90343809978232">
                <text:p>2.90343809978232</text:p>
              </table:table-cell>
              <table:table-cell office:value-type="float" office:value="4.2298989827267">
                <text:p>4.2298989827267</text:p>
              </table:table-cell>
              <table:table-cell office:value-type="float" office:value="4.35506811639171">
                <text:p>4.35506811639171</text:p>
              </table:table-cell>
              <table:table-cell office:value-type="float" office:value="4.30136526578705">
                <text:p>4.30136526578705</text:p>
              </table:table-cell>
              <table:table-cell office:value-type="float" office:value="4.21542216897868">
                <text:p>4.215422168978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06600589200063">
                <text:p>1.06600589200063</text:p>
              </table:table-cell>
              <table:table-cell office:value-type="float" office:value="2.72373479222839">
                <text:p>2.72373479222839</text:p>
              </table:table-cell>
              <table:table-cell office:value-type="float" office:value="4.03751467025003">
                <text:p>4.03751467025003</text:p>
              </table:table-cell>
              <table:table-cell office:value-type="float" office:value="4.38868747077522">
                <text:p>4.38868747077522</text:p>
              </table:table-cell>
              <table:table-cell office:value-type="float" office:value="4.35673714009752">
                <text:p>4.35673714009752</text:p>
              </table:table-cell>
              <table:table-cell office:value-type="float" office:value="4.28360060525693">
                <text:p>4.283600605256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65442744385743">
                <text:p>0.965442744385743</text:p>
              </table:table-cell>
              <table:table-cell office:value-type="float" office:value="2.47762950376384">
                <text:p>2.47762950376384</text:p>
              </table:table-cell>
              <table:table-cell office:value-type="float" office:value="3.87972500082755">
                <text:p>3.87972500082755</text:p>
              </table:table-cell>
              <table:table-cell office:value-type="float" office:value="4.44354734965958">
                <text:p>4.44354734965958</text:p>
              </table:table-cell>
              <table:table-cell office:value-type="float" office:value="4.38550569844836">
                <text:p>4.38550569844836</text:p>
              </table:table-cell>
              <table:table-cell office:value-type="float" office:value="4.29651858414538">
                <text:p>4.296518584145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88169002576023">
                <text:p>0.888169002576023</text:p>
              </table:table-cell>
              <table:table-cell office:value-type="float" office:value="2.35328070635855">
                <text:p>2.35328070635855</text:p>
              </table:table-cell>
              <table:table-cell office:value-type="float" office:value="3.69546270522259">
                <text:p>3.69546270522259</text:p>
              </table:table-cell>
              <table:table-cell office:value-type="float" office:value="4.42180700805957">
                <text:p>4.42180700805957</text:p>
              </table:table-cell>
              <table:table-cell office:value-type="float" office:value="4.37536428505879">
                <text:p>4.37536428505879</text:p>
              </table:table-cell>
              <table:table-cell office:value-type="float" office:value="4.31961593276236">
                <text:p>4.319615932762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16884274986458">
                <text:p>0.816884274986458</text:p>
              </table:table-cell>
              <table:table-cell office:value-type="float" office:value="2.2128938224286">
                <text:p>2.2128938224286</text:p>
              </table:table-cell>
              <table:table-cell office:value-type="float" office:value="3.56116902396027">
                <text:p>3.56116902396027</text:p>
              </table:table-cell>
              <table:table-cell office:value-type="float" office:value="4.38623457203901">
                <text:p>4.38623457203901</text:p>
              </table:table-cell>
              <table:table-cell office:value-type="float" office:value="4.32511750038615">
                <text:p>4.32511750038615</text:p>
              </table:table-cell>
              <table:table-cell office:value-type="float" office:value="4.31983386373856">
                <text:p>4.319833863738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51614866121421">
                <text:p>0.751614866121421</text:p>
              </table:table-cell>
              <table:table-cell office:value-type="float" office:value="2.07905686171621">
                <text:p>2.07905686171621</text:p>
              </table:table-cell>
              <table:table-cell office:value-type="float" office:value="3.38908956267742">
                <text:p>3.38908956267742</text:p>
              </table:table-cell>
              <table:table-cell office:value-type="float" office:value="4.10746554078457">
                <text:p>4.10746554078457</text:p>
              </table:table-cell>
              <table:table-cell office:value-type="float" office:value="4.10565361806548">
                <text:p>4.10565361806548</text:p>
              </table:table-cell>
              <table:table-cell office:value-type="float" office:value="4.29005170738872">
                <text:p>4.2900517073887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10609646327918">
                <text:p>0.710609646327918</text:p>
              </table:table-cell>
              <table:table-cell office:value-type="float" office:value="1.95975202642348">
                <text:p>1.95975202642348</text:p>
              </table:table-cell>
              <table:table-cell office:value-type="float" office:value="3.26623946055439">
                <text:p>3.26623946055439</text:p>
              </table:table-cell>
              <table:table-cell office:value-type="float" office:value="4.03169067863534">
                <text:p>4.03169067863534</text:p>
              </table:table-cell>
              <table:table-cell office:value-type="float" office:value="4.06849030732266">
                <text:p>4.06849030732266</text:p>
              </table:table-cell>
              <table:table-cell office:value-type="float" office:value="3.99948299523417">
                <text:p>3.999482995234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58897984016723">
                <text:p>0.658897984016723</text:p>
              </table:table-cell>
              <table:table-cell office:value-type="float" office:value="1.82176634526219">
                <text:p>1.82176634526219</text:p>
              </table:table-cell>
              <table:table-cell office:value-type="float" office:value="3.08684378161652">
                <text:p>3.08684378161652</text:p>
              </table:table-cell>
              <table:table-cell office:value-type="float" office:value="4.08097185018093">
                <text:p>4.08097185018093</text:p>
              </table:table-cell>
              <table:table-cell office:value-type="float" office:value="4.07265981446459">
                <text:p>4.07265981446459</text:p>
              </table:table-cell>
              <table:table-cell office:value-type="float" office:value="4.01567032393073">
                <text:p>4.015670323930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29194719305039">
                <text:p>0.629194719305039</text:p>
              </table:table-cell>
              <table:table-cell office:value-type="float" office:value="1.73996182053844">
                <text:p>1.73996182053844</text:p>
              </table:table-cell>
              <table:table-cell office:value-type="float" office:value="2.973156885698">
                <text:p>2.973156885698</text:p>
              </table:table-cell>
              <table:table-cell office:value-type="float" office:value="4.16138665520152">
                <text:p>4.16138665520152</text:p>
              </table:table-cell>
              <table:table-cell office:value-type="float" office:value="4.15995546133512">
                <text:p>4.15995546133512</text:p>
              </table:table-cell>
              <table:table-cell office:value-type="float" office:value="4.09172815127127">
                <text:p>4.0917281512712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05316200517373">
                <text:p>0.605316200517373</text:p>
              </table:table-cell>
              <table:table-cell office:value-type="float" office:value="1.64348758381885">
                <text:p>1.64348758381885</text:p>
              </table:table-cell>
              <table:table-cell office:value-type="float" office:value="2.8704253653824">
                <text:p>2.8704253653824</text:p>
              </table:table-cell>
              <table:table-cell office:value-type="float" office:value="4.20947544722239">
                <text:p>4.20947544722239</text:p>
              </table:table-cell>
              <table:table-cell office:value-type="float" office:value="4.20363360499731">
                <text:p>4.20363360499731</text:p>
              </table:table-cell>
              <table:table-cell office:value-type="float" office:value="4.19020863718896">
                <text:p>4.1902086371889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75888426715862">
                <text:p>0.575888426715862</text:p>
              </table:table-cell>
              <table:table-cell office:value-type="float" office:value="1.55360279065486">
                <text:p>1.55360279065486</text:p>
              </table:table-cell>
              <table:table-cell office:value-type="float" office:value="2.72908240581321">
                <text:p>2.72908240581321</text:p>
              </table:table-cell>
              <table:table-cell office:value-type="float" office:value="4.24431101346135">
                <text:p>4.24431101346135</text:p>
              </table:table-cell>
              <table:table-cell office:value-type="float" office:value="4.22605634584992">
                <text:p>4.22605634584992</text:p>
              </table:table-cell>
              <table:table-cell office:value-type="float" office:value="4.23761592636718">
                <text:p>4.237615926367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39408618678095">
                <text:p>0.539408618678095</text:p>
              </table:table-cell>
              <table:table-cell office:value-type="float" office:value="1.49333019197179">
                <text:p>1.49333019197179</text:p>
              </table:table-cell>
              <table:table-cell office:value-type="float" office:value="2.61769856869839">
                <text:p>2.61769856869839</text:p>
              </table:table-cell>
              <table:table-cell office:value-type="float" office:value="4.26231052048523">
                <text:p>4.26231052048523</text:p>
              </table:table-cell>
              <table:table-cell office:value-type="float" office:value="4.24791599169899">
                <text:p>4.24791599169899</text:p>
              </table:table-cell>
              <table:table-cell office:value-type="float" office:value="4.24624067938461">
                <text:p>4.246240679384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19017745489491">
                <text:p>0.519017745489491</text:p>
              </table:table-cell>
              <table:table-cell office:value-type="float" office:value="1.41762063778259">
                <text:p>1.41762063778259</text:p>
              </table:table-cell>
              <table:table-cell office:value-type="float" office:value="2.48910388837906">
                <text:p>2.48910388837906</text:p>
              </table:table-cell>
              <table:table-cell office:value-type="float" office:value="4.17636681370306">
                <text:p>4.17636681370306</text:p>
              </table:table-cell>
              <table:table-cell office:value-type="float" office:value="4.24427296255655">
                <text:p>4.24427296255655</text:p>
              </table:table-cell>
              <table:table-cell office:value-type="float" office:value="4.24439845878243">
                <text:p>4.244398458782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487272810065812">
                <text:p>0.487272810065812</text:p>
              </table:table-cell>
              <table:table-cell office:value-type="float" office:value="1.35349559075053">
                <text:p>1.35349559075053</text:p>
              </table:table-cell>
              <table:table-cell office:value-type="float" office:value="2.40055067152119">
                <text:p>2.40055067152119</text:p>
              </table:table-cell>
              <table:table-cell office:value-type="float" office:value="4.22305137004824">
                <text:p>4.22305137004824</text:p>
              </table:table-cell>
              <table:table-cell office:value-type="float" office:value="4.24666842617358">
                <text:p>4.24666842617358</text:p>
              </table:table-cell>
              <table:table-cell office:value-type="float" office:value="4.24227442489462">
                <text:p>4.242274424894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47825212524286">
                <text:p>0.47825212524286</text:p>
              </table:table-cell>
              <table:table-cell office:value-type="float" office:value="1.2945331355313">
                <text:p>1.2945331355313</text:p>
              </table:table-cell>
              <table:table-cell office:value-type="float" office:value="2.26737164278519">
                <text:p>2.26737164278519</text:p>
              </table:table-cell>
              <table:table-cell office:value-type="float" office:value="4.23905196569624">
                <text:p>4.23905196569624</text:p>
              </table:table-cell>
              <table:table-cell office:value-type="float" office:value="4.2578407503107">
                <text:p>4.2578407503107</text:p>
              </table:table-cell>
              <table:table-cell office:value-type="float" office:value="4.23490692029722">
                <text:p>4.2349069202972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458373524005428">
                <text:p>0.458373524005428</text:p>
              </table:table-cell>
              <table:table-cell office:value-type="float" office:value="1.24488652188096">
                <text:p>1.24488652188096</text:p>
              </table:table-cell>
              <table:table-cell office:value-type="float" office:value="2.18011571830185">
                <text:p>2.18011571830185</text:p>
              </table:table-cell>
              <table:table-cell office:value-type="float" office:value="4.29518268608945">
                <text:p>4.29518268608945</text:p>
              </table:table-cell>
              <table:table-cell office:value-type="float" office:value="4.24646026007039">
                <text:p>4.24646026007039</text:p>
              </table:table-cell>
              <table:table-cell office:value-type="float" office:value="4.24163049042326">
                <text:p>4.2416304904232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45723023970731">
                <text:p>0.445723023970731</text:p>
              </table:table-cell>
              <table:table-cell office:value-type="float" office:value="1.2186535176179">
                <text:p>1.2186535176179</text:p>
              </table:table-cell>
              <table:table-cell office:value-type="float" office:value="2.10966292233487">
                <text:p>2.10966292233487</text:p>
              </table:table-cell>
              <table:table-cell office:value-type="float" office:value="4.29434100913933">
                <text:p>4.29434100913933</text:p>
              </table:table-cell>
              <table:table-cell office:value-type="float" office:value="4.24209719074866">
                <text:p>4.24209719074866</text:p>
              </table:table-cell>
              <table:table-cell office:value-type="float" office:value="4.25344768895006">
                <text:p>4.2534476889500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24872823626647">
                <text:p>0.424872823626647</text:p>
              </table:table-cell>
              <table:table-cell office:value-type="float" office:value="1.14321726935618">
                <text:p>1.14321726935618</text:p>
              </table:table-cell>
              <table:table-cell office:value-type="float" office:value="2.02252644382699">
                <text:p>2.02252644382699</text:p>
              </table:table-cell>
              <table:table-cell office:value-type="float" office:value="4.29982975182824">
                <text:p>4.29982975182824</text:p>
              </table:table-cell>
              <table:table-cell office:value-type="float" office:value="4.1929057424364">
                <text:p>4.1929057424364</text:p>
              </table:table-cell>
              <table:table-cell office:value-type="float" office:value="4.27033908383807">
                <text:p>4.2703390838380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10728988341087">
                <text:p>0.410728988341087</text:p>
              </table:table-cell>
              <table:table-cell office:value-type="float" office:value="1.11147823468398">
                <text:p>1.11147823468398</text:p>
              </table:table-cell>
              <table:table-cell office:value-type="float" office:value="1.98301550303892">
                <text:p>1.98301550303892</text:p>
              </table:table-cell>
              <table:table-cell office:value-type="float" office:value="4.30718058661969">
                <text:p>4.30718058661969</text:p>
              </table:table-cell>
              <table:table-cell office:value-type="float" office:value="4.25005491892915">
                <text:p>4.25005491892915</text:p>
              </table:table-cell>
              <table:table-cell office:value-type="float" office:value="4.28952634518767">
                <text:p>4.289526345187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403060644974941">
                <text:p>0.403060644974941</text:p>
              </table:table-cell>
              <table:table-cell office:value-type="float" office:value="1.07270111884571">
                <text:p>1.07270111884571</text:p>
              </table:table-cell>
              <table:table-cell office:value-type="float" office:value="1.88936171606997">
                <text:p>1.88936171606997</text:p>
              </table:table-cell>
              <table:table-cell office:value-type="float" office:value="4.27508684269854">
                <text:p>4.27508684269854</text:p>
              </table:table-cell>
              <table:table-cell office:value-type="float" office:value="4.25798463043395">
                <text:p>4.25798463043395</text:p>
              </table:table-cell>
              <table:table-cell office:value-type="float" office:value="4.28814834029337">
                <text:p>4.2881483402933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5582368794207">
                <text:p>0.385582368794207</text:p>
              </table:table-cell>
              <table:table-cell office:value-type="float" office:value="1.04094632195999">
                <text:p>1.04094632195999</text:p>
              </table:table-cell>
              <table:table-cell office:value-type="float" office:value="1.82766024072557">
                <text:p>1.82766024072557</text:p>
              </table:table-cell>
              <table:table-cell office:value-type="float" office:value="4.23556217840485">
                <text:p>4.23556217840485</text:p>
              </table:table-cell>
              <table:table-cell office:value-type="float" office:value="4.25595625826573">
                <text:p>4.25595625826573</text:p>
              </table:table-cell>
              <table:table-cell office:value-type="float" office:value="4.27421120812181">
                <text:p>4.274211208121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66537255368276">
                <text:p>0.366537255368276</text:p>
              </table:table-cell>
              <table:table-cell office:value-type="float" office:value="1.01092032568009">
                <text:p>1.01092032568009</text:p>
              </table:table-cell>
              <table:table-cell office:value-type="float" office:value="1.78868271233252">
                <text:p>1.78868271233252</text:p>
              </table:table-cell>
              <table:table-cell office:value-type="float" office:value="4.23129761293792">
                <text:p>4.23129761293792</text:p>
              </table:table-cell>
              <table:table-cell office:value-type="float" office:value="4.26743000300622">
                <text:p>4.26743000300622</text:p>
              </table:table-cell>
              <table:table-cell office:value-type="float" office:value="4.27702918045938">
                <text:p>4.277029180459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